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6">
            <text:p>1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2">
            <text:p>16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93">
            <text:p>29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247">
            <text:p>1524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789">
            <text:p>1578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280">
            <text:p>1728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1">
            <text:p>2021-02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 - 1.35)">
            <text:p>(1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3">
            <text:p>1.3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47.125">
            <text:p>-947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62757121219524">
            <text:p>-0.0462757121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42232232976659">
            <text:p>0.842232233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6293285731578">
            <text:p>-14.6293285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588">
            <text:p>11588</text:p>
          </table:table-cell>
          <table:table-cell office:value-type="float" office:value="19478">
            <text:p>19478</text:p>
          </table:table-cell>
          <table:table-cell office:value-type="float" office:value="29955">
            <text:p>29955</text:p>
          </table:table-cell>
          <table:table-cell office:value-type="float" office:value="-639.75">
            <text:p>-639.75</text:p>
          </table:table-cell>
          <table:table-cell office:value-type="float" office:value="-1208.75">
            <text:p>-1208.75</text:p>
          </table:table-cell>
          <table:table-cell office:value-type="float" office:value="-799.875">
            <text:p>-799.875</text:p>
          </table:table-cell>
          <table:table-cell office:value-type="float" office:value="-0.0552079737659648">
            <text:p>-0.0552079738</text:p>
          </table:table-cell>
          <table:table-cell office:value-type="float" office:value="-0.0620571927302598">
            <text:p>-0.0620571927</text:p>
          </table:table-cell>
          <table:table-cell office:value-type="float" office:value="-0.0267025538307461">
            <text:p>-0.0267025538</text:p>
          </table:table-cell>
          <table:table-cell office:value-type="float" office:value="0.812746015739116">
            <text:p>0.8127460157</text:p>
          </table:table-cell>
          <table:table-cell office:value-type="float" office:value="0.79034797197643">
            <text:p>0.790347972</text:p>
          </table:table-cell>
          <table:table-cell office:value-type="float" office:value="0.907938593299313">
            <text:p>0.9079385933</text:p>
          </table:table-cell>
          <table:table-cell office:value-type="float" office:value="-12.2053467540049">
            <text:p>-12.205346754</text:p>
          </table:table-cell>
          <table:table-cell office:value-type="float" office:value="-10.8192158373715">
            <text:p>-10.8192158374</text:p>
          </table:table-cell>
          <table:table-cell office:value-type="float" office:value="-25.609948754694">
            <text:p>-25.609948754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786">
            <text:p>10786</text:p>
          </table:table-cell>
          <table:table-cell office:value-type="float" office:value="18502">
            <text:p>18502</text:p>
          </table:table-cell>
          <table:table-cell office:value-type="float" office:value="29087">
            <text:p>29087</text:p>
          </table:table-cell>
          <table:table-cell office:value-type="float" office:value="-432.375">
            <text:p>-432.375</text:p>
          </table:table-cell>
          <table:table-cell office:value-type="float" office:value="-755.375">
            <text:p>-755.375</text:p>
          </table:table-cell>
          <table:table-cell office:value-type="float" office:value="149.375">
            <text:p>149.375</text:p>
          </table:table-cell>
          <table:table-cell office:value-type="float" office:value="-0.0400866864453922">
            <text:p>-0.0400866864</text:p>
          </table:table-cell>
          <table:table-cell office:value-type="float" office:value="-0.0408266673873095">
            <text:p>-0.0408266674</text:p>
          </table:table-cell>
          <table:table-cell office:value-type="float" office:value="0.00513545570185994">
            <text:p>0.0051354557</text:p>
          </table:table-cell>
          <table:table-cell office:value-type="float" office:value="0.862846204604263">
            <text:p>0.8628462046</text:p>
          </table:table-cell>
          <table:table-cell office:value-type="float" office:value="0.860373625013527">
            <text:p>0.860373625</text:p>
          </table:table-cell>
          <table:table-cell office:value-type="float" office:value="1.01802578585083">
            <text:p>1.0180257859</text:p>
          </table:table-cell>
          <table:table-cell office:value-type="float" office:value="-16.9422699716029">
            <text:p>-16.9422699716</text:p>
          </table:table-cell>
          <table:table-cell office:value-type="float" office:value="-16.6288233275105">
            <text:p>-16.6288233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232">
            <text:p>11232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28.875">
            <text:p>-228.875</text:p>
          </table:table-cell>
          <table:table-cell office:value-type="float" office:value="-953.125">
            <text:p>-953.125</text:p>
          </table:table-cell>
          <table:table-cell office:value-type="float" office:value="-34">
            <text:p>-34</text:p>
          </table:table-cell>
          <table:table-cell office:value-type="float" office:value="-0.0203770477207977">
            <text:p>-0.0203770477</text:p>
          </table:table-cell>
          <table:table-cell office:value-type="float" office:value="-0.0518002717391304">
            <text:p>-0.0518002717</text:p>
          </table:table-cell>
          <table:table-cell office:value-type="float" office:value="-0.00111871545143459">
            <text:p>-0.0011187155</text:p>
          </table:table-cell>
          <table:table-cell office:value-type="float" office:value="0.929494172161887">
            <text:p>0.9294941722</text:p>
          </table:table-cell>
          <table:table-cell office:value-type="float" office:value="0.823958254491449">
            <text:p>0.8239582545</text:p>
          </table:table-cell>
          <table:table-cell office:value-type="float" office:value="0.996086948907531">
            <text:p>0.9960869489</text:p>
          </table:table-cell>
          <table:table-cell office:value-type="float" office:value="-33.6683120894081">
            <text:p>-33.6683120894</text:p>
          </table:table-cell>
          <table:table-cell office:value-type="float" office:value="-13.0315036784236">
            <text:p>-13.0315036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44">
            <text:p>844</text:p>
          </table:table-cell>
          <table:table-cell office:value-type="float" office:value="12008">
            <text:p>1200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88.5">
            <text:p>-88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0737008660892738">
            <text:p>-0.0073700866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74311160494935">
            <text:p>0.9743111605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602">
            <text:p>11602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37.375">
            <text:p>-737.375</text:p>
          </table:table-cell>
          <table:table-cell office:value-type="float" office:value="-495.375">
            <text:p>-495.375</text:p>
          </table:table-cell>
          <table:table-cell office:value-type="float" office:value="-762.625">
            <text:p>-762.625</text:p>
          </table:table-cell>
          <table:table-cell office:value-type="float" office:value="-0.0635558524392346">
            <text:p>-0.0635558524</text:p>
          </table:table-cell>
          <table:table-cell office:value-type="float" office:value="-0.0278300561797753">
            <text:p>-0.0278300562</text:p>
          </table:table-cell>
          <table:table-cell office:value-type="float" office:value="-0.0255024411449973">
            <text:p>-0.0255024411</text:p>
          </table:table-cell>
          <table:table-cell office:value-type="float" office:value="0.785471635366063">
            <text:p>0.7854716354</text:p>
          </table:table-cell>
          <table:table-cell office:value-type="float" office:value="0.904112846943647">
            <text:p>0.9041128469</text:p>
          </table:table-cell>
          <table:table-cell office:value-type="float" office:value="0.912016190021043">
            <text:p>0.91201619</text:p>
          </table:table-cell>
          <table:table-cell office:value-type="float" office:value="-10.5557446868815">
            <text:p>-10.5557446869</text:p>
          </table:table-cell>
          <table:table-cell office:value-type="float" office:value="-24.5582201620239">
            <text:p>-24.558220162</text:p>
          </table:table-cell>
          <table:table-cell office:value-type="float" office:value="-26.831574674361">
            <text:p>-26.831574674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432.375">
            <text:p>-432.3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00866864453922">
            <text:p>-0.0400866864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62846204604263">
            <text:p>0.8628462046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6.9422699716029">
            <text:p>-16.9422699716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330">
            <text:p>11330</text:p>
          </table:table-cell>
          <table:table-cell office:value-type="float" office:value="16224">
            <text:p>16224</text:p>
          </table:table-cell>
          <table:table-cell office:value-type="float" office:value="24844">
            <text:p>24844</text:p>
          </table:table-cell>
          <table:table-cell office:value-type="float" office:value="-197.75">
            <text:p>-197.75</text:p>
          </table:table-cell>
          <table:table-cell office:value-type="float" office:value="-18">
            <text:p>-18</text:p>
          </table:table-cell>
          <table:table-cell office:value-type="float" office:value="-1347.75">
            <text:p>-1347.75</text:p>
          </table:table-cell>
          <table:table-cell office:value-type="float" office:value="-0.0174536628420124">
            <text:p>-0.0174536628</text:p>
          </table:table-cell>
          <table:table-cell office:value-type="float" office:value="-0.0011094674556213">
            <text:p>-0.0011094675</text:p>
          </table:table-cell>
          <table:table-cell office:value-type="float" office:value="-0.0542485107068105">
            <text:p>-0.0542485107</text:p>
          </table:table-cell>
          <table:table-cell office:value-type="float" office:value="0.939509255532298">
            <text:p>0.9395092555</text:p>
          </table:table-cell>
          <table:table-cell office:value-type="float" office:value="0.996119276504674">
            <text:p>0.9961192765</text:p>
          </table:table-cell>
          <table:table-cell office:value-type="float" office:value="0.815898298317421">
            <text:p>0.8158982983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274621815512">
            <text:p>-12.42746218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090">
            <text:p>12090</text:p>
          </table:table-cell>
          <table:table-cell office:value-type="float" office:value="15499">
            <text:p>15499</text:p>
          </table:table-cell>
          <table:table-cell office:value-type="float" office:value="22797">
            <text:p>22797</text:p>
          </table:table-cell>
          <table:table-cell office:value-type="float" office:value="-84">
            <text:p>-84</text:p>
          </table:table-cell>
          <table:table-cell office:value-type="float" office:value="-56.25">
            <text:p>-56.25</text:p>
          </table:table-cell>
          <table:table-cell office:value-type="float" office:value="-1281.125">
            <text:p>-1281.125</text:p>
          </table:table-cell>
          <table:table-cell office:value-type="float" office:value="-0.00694789081885856">
            <text:p>-0.0069478908</text:p>
          </table:table-cell>
          <table:table-cell office:value-type="float" office:value="-0.00362926640428415">
            <text:p>-0.0036292664</text:p>
          </table:table-cell>
          <table:table-cell office:value-type="float" office:value="-0.056197087336053">
            <text:p>-0.0561970873</text:p>
          </table:table-cell>
          <table:table-cell office:value-type="float" office:value="0.975776997580183">
            <text:p>0.9757769976</text:p>
          </table:table-cell>
          <table:table-cell office:value-type="float" office:value="0.987323383871287">
            <text:p>0.9873233839</text:p>
          </table:table-cell>
          <table:table-cell office:value-type="float" office:value="0.809500095068924">
            <text:p>0.8095000951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843047149552">
            <text:p>-11.98430471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1370">
            <text:p>11370</text:p>
          </table:table-cell>
          <table:table-cell office:value-type="float" office:value="14722">
            <text:p>14722</text:p>
          </table:table-cell>
          <table:table-cell office:value-type="float" office:value="20439">
            <text:p>20439</text:p>
          </table:table-cell>
          <table:table-cell office:value-type="float" office:value="-51.875">
            <text:p>-51.875</text:p>
          </table:table-cell>
          <table:table-cell office:value-type="float" office:value="11">
            <text:p>11</text:p>
          </table:table-cell>
          <table:table-cell office:value-type="float" office:value="-35.25">
            <text:p>-35.25</text:p>
          </table:table-cell>
          <table:table-cell office:value-type="float" office:value="-0.00456244503078276">
            <text:p>-0.004562445</text:p>
          </table:table-cell>
          <table:table-cell office:value-type="float" office:value="0.00074718108952588">
            <text:p>0.0007471811</text:p>
          </table:table-cell>
          <table:table-cell office:value-type="float" office:value="-0.00172464406282108">
            <text:p>-0.0017246441</text:p>
          </table:table-cell>
          <table:table-cell office:value-type="float" office:value="0.984072241565392">
            <text:p>0.9840722416</text:p>
          </table:table-cell>
          <table:table-cell office:value-type="float" office:value="1.00261622804132">
            <text:p>1.002616228</text:p>
          </table:table-cell>
          <table:table-cell office:value-type="float" office:value="0.993969575598527">
            <text:p>0.99396957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0871">
            <text:p>10871</text:p>
          </table:table-cell>
          <table:table-cell office:value-type="float" office:value="14318">
            <text:p>14318</text:p>
          </table:table-cell>
          <table:table-cell office:value-type="float" office:value="21734">
            <text:p>21734</text:p>
          </table:table-cell>
          <table:table-cell office:value-type="float" office:value="-461.375">
            <text:p>-461.375</text:p>
          </table:table-cell>
          <table:table-cell office:value-type="float" office:value="11.25">
            <text:p>11.25</text:p>
          </table:table-cell>
          <table:table-cell office:value-type="float" office:value="119.375">
            <text:p>119.375</text:p>
          </table:table-cell>
          <table:table-cell office:value-type="float" office:value="-0.0424408978014902">
            <text:p>-0.0424408978</text:p>
          </table:table-cell>
          <table:table-cell office:value-type="float" office:value="0.000785724263165247">
            <text:p>0.0007857243</text:p>
          </table:table-cell>
          <table:table-cell office:value-type="float" office:value="0.00549254624091286">
            <text:p>0.0054925462</text:p>
          </table:table-cell>
          <table:table-cell office:value-type="float" office:value="0.85498726811493">
            <text:p>0.8549872681</text:p>
          </table:table-cell>
          <table:table-cell office:value-type="float" office:value="1.00275124495181">
            <text:p>1.002751245</text:p>
          </table:table-cell>
          <table:table-cell office:value-type="float" office:value="1.01928304124904">
            <text:p>1.0192830412</text:p>
          </table:table-cell>
          <table:table-cell office:value-type="float" office:value="-15.9829789006212">
            <text:p>-15.9829789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11160">
            <text:p>11160</text:p>
          </table:table-cell>
          <table:table-cell office:value-type="float" office:value="14362">
            <text:p>14362</text:p>
          </table:table-cell>
          <table:table-cell office:value-type="float" office:value="21904">
            <text:p>21904</text:p>
          </table:table-cell>
          <table:table-cell office:value-type="float" office:value="-88.75">
            <text:p>-88.75</text:p>
          </table:table-cell>
          <table:table-cell office:value-type="float" office:value="-111.25">
            <text:p>-111.25</text:p>
          </table:table-cell>
          <table:table-cell office:value-type="float" office:value="3.625">
            <text:p>3.625</text:p>
          </table:table-cell>
          <table:table-cell office:value-type="float" office:value="-0.00795250896057348">
            <text:p>-0.007952509</text:p>
          </table:table-cell>
          <table:table-cell office:value-type="float" office:value="-0.00774613563570533">
            <text:p>-0.0077461356</text:p>
          </table:table-cell>
          <table:table-cell office:value-type="float" office:value="0.000165494886778671">
            <text:p>0.0001654949</text:p>
          </table:table-cell>
          <table:table-cell office:value-type="float" office:value="0.972290173739578">
            <text:p>0.9722901737</text:p>
          </table:table-cell>
          <table:table-cell office:value-type="float" office:value="0.973006130404913">
            <text:p>0.9730061304</text:p>
          </table:table-cell>
          <table:table-cell office:value-type="float" office:value="1.0005792857853">
            <text:p>1.00057928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1475">
            <text:p>11475</text:p>
          </table:table-cell>
          <table:table-cell office:value-type="float" office:value="15254">
            <text:p>15254</text:p>
          </table:table-cell>
          <table:table-cell office:value-type="float" office:value="20937">
            <text:p>20937</text:p>
          </table:table-cell>
          <table:table-cell office:value-type="float" office:value="-136.25">
            <text:p>-136.25</text:p>
          </table:table-cell>
          <table:table-cell office:value-type="float" office:value="-98.5">
            <text:p>-98.5</text:p>
          </table:table-cell>
          <table:table-cell office:value-type="float" office:value="-129.125">
            <text:p>-129.125</text:p>
          </table:table-cell>
          <table:table-cell office:value-type="float" office:value="-0.0118736383442266">
            <text:p>-0.0118736383</text:p>
          </table:table-cell>
          <table:table-cell office:value-type="float" office:value="-0.00645732266946375">
            <text:p>-0.0064573227</text:p>
          </table:table-cell>
          <table:table-cell office:value-type="float" office:value="-0.00616731145818408">
            <text:p>-0.0061673115</text:p>
          </table:table-cell>
          <table:table-cell office:value-type="float" office:value="0.958718593038765">
            <text:p>0.958718593</text:p>
          </table:table-cell>
          <table:table-cell office:value-type="float" office:value="0.97748109680835">
            <text:p>0.9774810968</text:p>
          </table:table-cell>
          <table:table-cell office:value-type="float" office:value="0.978488959928375">
            <text:p>0.97848895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318">
            <text:p>11318</text:p>
          </table:table-cell>
          <table:table-cell office:value-type="float" office:value="15021">
            <text:p>15021</text:p>
          </table:table-cell>
          <table:table-cell office:value-type="float" office:value="20468">
            <text:p>20468</text:p>
          </table:table-cell>
          <table:table-cell office:value-type="float" office:value="-25.875">
            <text:p>-25.875</text:p>
          </table:table-cell>
          <table:table-cell office:value-type="float" office:value="-16.875">
            <text:p>-16.875</text:p>
          </table:table-cell>
          <table:table-cell office:value-type="float" office:value="62.75">
            <text:p>62.75</text:p>
          </table:table-cell>
          <table:table-cell office:value-type="float" office:value="-0.00228618130411734">
            <text:p>-0.0022861813</text:p>
          </table:table-cell>
          <table:table-cell office:value-type="float" office:value="-0.00112342720191732">
            <text:p>-0.0011234272</text:p>
          </table:table-cell>
          <table:table-cell office:value-type="float" office:value="0.00306576118819621">
            <text:p>0.0030657612</text:p>
          </table:table-cell>
          <table:table-cell office:value-type="float" office:value="0.992008609620502">
            <text:p>0.9920086096</text:p>
          </table:table-cell>
          <table:table-cell office:value-type="float" office:value="0.996070478487098">
            <text:p>0.9960704785</text:p>
          </table:table-cell>
          <table:table-cell office:value-type="float" office:value="1.01074858598635">
            <text:p>1.010748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280">
            <text:p>11280</text:p>
          </table:table-cell>
          <table:table-cell office:value-type="float" office:value="15772">
            <text:p>15772</text:p>
          </table:table-cell>
          <table:table-cell office:value-type="float" office:value="21743">
            <text:p>21743</text:p>
          </table:table-cell>
          <table:table-cell office:value-type="float" office:value="-22.75">
            <text:p>-22.75</text:p>
          </table:table-cell>
          <table:table-cell office:value-type="float" office:value="-21.75">
            <text:p>-21.75</text:p>
          </table:table-cell>
          <table:table-cell office:value-type="float" office:value="156.875">
            <text:p>156.875</text:p>
          </table:table-cell>
          <table:table-cell office:value-type="float" office:value="-0.00201684397163121">
            <text:p>-0.002016844</text:p>
          </table:table-cell>
          <table:table-cell office:value-type="float" office:value="-0.00137902612224195">
            <text:p>-0.0013790261</text:p>
          </table:table-cell>
          <table:table-cell office:value-type="float" office:value="0.00721496573609897">
            <text:p>0.0072149657</text:p>
          </table:table-cell>
          <table:table-cell office:value-type="float" office:value="0.992949018712118">
            <text:p>0.9929490187</text:p>
          </table:table-cell>
          <table:table-cell office:value-type="float" office:value="0.995177135929723">
            <text:p>0.9951771359</text:p>
          </table:table-cell>
          <table:table-cell office:value-type="float" office:value="1.02535440930827">
            <text:p>1.02535440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190">
            <text:p>11190</text:p>
          </table:table-cell>
          <table:table-cell office:value-type="float" office:value="15552">
            <text:p>15552</text:p>
          </table:table-cell>
          <table:table-cell office:value-type="float" office:value="21980">
            <text:p>21980</text:p>
          </table:table-cell>
          <table:table-cell office:value-type="float" office:value="-87.75">
            <text:p>-87.75</text:p>
          </table:table-cell>
          <table:table-cell office:value-type="float" office:value="-1.75">
            <text:p>-1.75</text:p>
          </table:table-cell>
          <table:table-cell office:value-type="float" office:value="-10.375">
            <text:p>-10.375</text:p>
          </table:table-cell>
          <table:table-cell office:value-type="float" office:value="-0.00784182305630027">
            <text:p>-0.0078418231</text:p>
          </table:table-cell>
          <table:table-cell office:value-type="float" office:value="-0.000112525720164609">
            <text:p>-0.0001125257</text:p>
          </table:table-cell>
          <table:table-cell office:value-type="float" office:value="-0.000472020018198362">
            <text:p>-0.00047202</text:p>
          </table:table-cell>
          <table:table-cell office:value-type="float" office:value="0.972674147913088">
            <text:p>0.9726741479</text:p>
          </table:table-cell>
          <table:table-cell office:value-type="float" office:value="0.999606184797018">
            <text:p>0.9996061848</text:p>
          </table:table-cell>
          <table:table-cell office:value-type="float" office:value="0.998348366629985">
            <text:p>0.99834836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1305">
            <text:p>11305</text:p>
          </table:table-cell>
          <table:table-cell office:value-type="float" office:value="14658">
            <text:p>14658</text:p>
          </table:table-cell>
          <table:table-cell office:value-type="float" office:value="20829">
            <text:p>20829</text:p>
          </table:table-cell>
          <table:table-cell office:value-type="float" office:value="74.5">
            <text:p>74.5</text:p>
          </table:table-cell>
          <table:table-cell office:value-type="float" office:value="-261.875">
            <text:p>-261.875</text:p>
          </table:table-cell>
          <table:table-cell office:value-type="float" office:value="-267.625">
            <text:p>-267.625</text:p>
          </table:table-cell>
          <table:table-cell office:value-type="float" office:value="0.00659000442282176">
            <text:p>0.0065900044</text:p>
          </table:table-cell>
          <table:table-cell office:value-type="float" office:value="-0.0178656706235503">
            <text:p>-0.0178656706</text:p>
          </table:table-cell>
          <table:table-cell office:value-type="float" office:value="-0.012848672523885">
            <text:p>-0.0128486725</text:p>
          </table:table-cell>
          <table:table-cell office:value-type="float" office:value="1.02315013467013">
            <text:p>1.0231501347</text:p>
          </table:table-cell>
          <table:table-cell office:value-type="float" office:value="0.938095749903759">
            <text:p>0.9380957499</text:p>
          </table:table-cell>
          <table:table-cell office:value-type="float" office:value="0.95535321940223">
            <text:p>0.9553532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1415">
            <text:p>11415</text:p>
          </table:table-cell>
          <table:table-cell office:value-type="float" office:value="14708">
            <text:p>14708</text:p>
          </table:table-cell>
          <table:table-cell office:value-type="float" office:value="20468">
            <text:p>20468</text:p>
          </table:table-cell>
          <table:table-cell office:value-type="float" office:value="-18.875">
            <text:p>-18.875</text:p>
          </table:table-cell>
          <table:table-cell office:value-type="float" office:value="-91.375">
            <text:p>-91.375</text:p>
          </table:table-cell>
          <table:table-cell office:value-type="float" office:value="62.75">
            <text:p>62.75</text:p>
          </table:table-cell>
          <table:table-cell office:value-type="float" office:value="-0.00165352606219886">
            <text:p>-0.0016535261</text:p>
          </table:table-cell>
          <table:table-cell office:value-type="float" office:value="-0.00621260538482458">
            <text:p>-0.0062126054</text:p>
          </table:table-cell>
          <table:table-cell office:value-type="float" office:value="0.00306576118819621">
            <text:p>0.0030657612</text:p>
          </table:table-cell>
          <table:table-cell office:value-type="float" office:value="0.994218017713243">
            <text:p>0.9942180177</text:p>
          </table:table-cell>
          <table:table-cell office:value-type="float" office:value="0.978331530225822">
            <text:p>0.9783315302</text:p>
          </table:table-cell>
          <table:table-cell office:value-type="float" office:value="1.01074858598635">
            <text:p>1.010748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8">
            <text:p>1308</text:p>
          </table:table-cell>
          <table:table-cell office:value-type="float" office:value="11048">
            <text:p>11048</text:p>
          </table:table-cell>
          <table:table-cell office:value-type="float" office:value="14382">
            <text:p>14382</text:p>
          </table:table-cell>
          <table:table-cell office:value-type="float" office:value="21188">
            <text:p>21188</text:p>
          </table:table-cell>
          <table:table-cell office:value-type="float" office:value="-137.5">
            <text:p>-137.5</text:p>
          </table:table-cell>
          <table:table-cell office:value-type="float" office:value="-71.875">
            <text:p>-71.875</text:p>
          </table:table-cell>
          <table:table-cell office:value-type="float" office:value="-77.625">
            <text:p>-77.625</text:p>
          </table:table-cell>
          <table:table-cell office:value-type="float" office:value="-0.0124456915278783">
            <text:p>-0.0124456915</text:p>
          </table:table-cell>
          <table:table-cell office:value-type="float" office:value="-0.0049975664024475">
            <text:p>-0.0049975664</text:p>
          </table:table-cell>
          <table:table-cell office:value-type="float" office:value="-0.00366363035680574">
            <text:p>-0.0036636304</text:p>
          </table:table-cell>
          <table:table-cell office:value-type="float" office:value="0.956743674318136">
            <text:p>0.9567436743</text:p>
          </table:table-cell>
          <table:table-cell office:value-type="float" office:value="0.98255746990453">
            <text:p>0.9825574699</text:p>
          </table:table-cell>
          <table:table-cell office:value-type="float" office:value="0.987203601238467">
            <text:p>0.98720360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1136">
            <text:p>11136</text:p>
          </table:table-cell>
          <table:table-cell office:value-type="float" office:value="14310">
            <text:p>14310</text:p>
          </table:table-cell>
          <table:table-cell office:value-type="float" office:value="21009">
            <text:p>21009</text:p>
          </table:table-cell>
          <table:table-cell office:value-type="float" office:value="-118.25">
            <text:p>-118.25</text:p>
          </table:table-cell>
          <table:table-cell office:value-type="float" office:value="-262">
            <text:p>-262</text:p>
          </table:table-cell>
          <table:table-cell office:value-type="float" office:value="25.625">
            <text:p>25.625</text:p>
          </table:table-cell>
          <table:table-cell office:value-type="float" office:value="-0.0106187140804598">
            <text:p>-0.0106187141</text:p>
          </table:table-cell>
          <table:table-cell office:value-type="float" office:value="-0.0183088749126485">
            <text:p>-0.0183088749</text:p>
          </table:table-cell>
          <table:table-cell office:value-type="float" office:value="0.00121971536008377">
            <text:p>0.0012197154</text:p>
          </table:table-cell>
          <table:table-cell office:value-type="float" office:value="0.963055504612287">
            <text:p>0.9630555046</text:p>
          </table:table-cell>
          <table:table-cell office:value-type="float" office:value="0.936575959010842">
            <text:p>0.936575959</text:p>
          </table:table-cell>
          <table:table-cell office:value-type="float" office:value="1.00427191966319">
            <text:p>1.00427191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0618">
            <text:p>10618</text:p>
          </table:table-cell>
          <table:table-cell office:value-type="float" office:value="14610">
            <text:p>14610</text:p>
          </table:table-cell>
          <table:table-cell office:value-type="float" office:value="20279">
            <text:p>20279</text:p>
          </table:table-cell>
          <table:table-cell office:value-type="float" office:value="-74.75">
            <text:p>-74.75</text:p>
          </table:table-cell>
          <table:table-cell office:value-type="float" office:value="-148.75">
            <text:p>-148.75</text:p>
          </table:table-cell>
          <table:table-cell office:value-type="float" office:value="-208.125">
            <text:p>-208.125</text:p>
          </table:table-cell>
          <table:table-cell office:value-type="float" office:value="-0.0070399321906197">
            <text:p>-0.0070399322</text:p>
          </table:table-cell>
          <table:table-cell office:value-type="float" office:value="-0.0101813826146475">
            <text:p>-0.0101813826</text:p>
          </table:table-cell>
          <table:table-cell office:value-type="float" office:value="-0.0102630800335322">
            <text:p>-0.01026308</text:p>
          </table:table-cell>
          <table:table-cell office:value-type="float" office:value="0.975457376197518">
            <text:p>0.9754573762</text:p>
          </table:table-cell>
          <table:table-cell office:value-type="float" office:value="0.964568335530548">
            <text:p>0.9645683355</text:p>
          </table:table-cell>
          <table:table-cell office:value-type="float" office:value="0.964285668273716">
            <text:p>0.9642856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470">
            <text:p>10470</text:p>
          </table:table-cell>
          <table:table-cell office:value-type="float" office:value="14732">
            <text:p>14732</text:p>
          </table:table-cell>
          <table:table-cell office:value-type="float" office:value="20539">
            <text:p>20539</text:p>
          </table:table-cell>
          <table:table-cell office:value-type="float" office:value="-87">
            <text:p>-87</text:p>
          </table:table-cell>
          <table:table-cell office:value-type="float" office:value="36.25">
            <text:p>36.25</text:p>
          </table:table-cell>
          <table:table-cell office:value-type="float" office:value="-286.375">
            <text:p>-286.375</text:p>
          </table:table-cell>
          <table:table-cell office:value-type="float" office:value="-0.00830945558739255">
            <text:p>-0.0083094556</text:p>
          </table:table-cell>
          <table:table-cell office:value-type="float" office:value="0.00246062992125984">
            <text:p>0.0024606299</text:p>
          </table:table-cell>
          <table:table-cell office:value-type="float" office:value="-0.0139429865134622">
            <text:p>-0.0139429865</text:p>
          </table:table-cell>
          <table:table-cell office:value-type="float" office:value="0.971052237666358">
            <text:p>0.9710522377</text:p>
          </table:table-cell>
          <table:table-cell office:value-type="float" office:value="1.00862407193564">
            <text:p>1.0086240719</text:p>
          </table:table-cell>
          <table:table-cell office:value-type="float" office:value="0.951580584673795">
            <text:p>0.95158058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0555">
            <text:p>10555</text:p>
          </table:table-cell>
          <table:table-cell office:value-type="float" office:value="14062">
            <text:p>14062</text:p>
          </table:table-cell>
          <table:table-cell office:value-type="float" office:value="21047">
            <text:p>21047</text:p>
          </table:table-cell>
          <table:table-cell office:value-type="float" office:value="-195.5">
            <text:p>-195.5</text:p>
          </table:table-cell>
          <table:table-cell office:value-type="float" office:value="-193.5">
            <text:p>-193.5</text:p>
          </table:table-cell>
          <table:table-cell office:value-type="float" office:value="-142.875">
            <text:p>-142.875</text:p>
          </table:table-cell>
          <table:table-cell office:value-type="float" office:value="-0.0185220274751303">
            <text:p>-0.0185220275</text:p>
          </table:table-cell>
          <table:table-cell office:value-type="float" office:value="-0.0137604892618404">
            <text:p>-0.0137604893</text:p>
          </table:table-cell>
          <table:table-cell office:value-type="float" office:value="-0.00678837839121965">
            <text:p>-0.0067883784</text:p>
          </table:table-cell>
          <table:table-cell office:value-type="float" office:value="0.935845312220551">
            <text:p>0.9358453122</text:p>
          </table:table-cell>
          <table:table-cell office:value-type="float" office:value="0.95220941567042">
            <text:p>0.9522094157</text:p>
          </table:table-cell>
          <table:table-cell office:value-type="float" office:value="0.976330996509849">
            <text:p>0.9763309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10091">
            <text:p>10091</text:p>
          </table:table-cell>
          <table:table-cell office:value-type="float" office:value="14252">
            <text:p>14252</text:p>
          </table:table-cell>
          <table:table-cell office:value-type="float" office:value="20927">
            <text:p>20927</text:p>
          </table:table-cell>
          <table:table-cell office:value-type="float" office:value="-207.25">
            <text:p>-207.25</text:p>
          </table:table-cell>
          <table:table-cell office:value-type="float" office:value="-354.5">
            <text:p>-354.5</text:p>
          </table:table-cell>
          <table:table-cell office:value-type="float" office:value="-100.125">
            <text:p>-100.125</text:p>
          </table:table-cell>
          <table:table-cell office:value-type="float" office:value="-0.020538103260331">
            <text:p>-0.0205381033</text:p>
          </table:table-cell>
          <table:table-cell office:value-type="float" office:value="-0.0248737019365703">
            <text:p>-0.0248737019</text:p>
          </table:table-cell>
          <table:table-cell office:value-type="float" office:value="-0.00478448893773594">
            <text:p>-0.0047844889</text:p>
          </table:table-cell>
          <table:table-cell office:value-type="float" office:value="0.928943393412484">
            <text:p>0.9289433934</text:p>
          </table:table-cell>
          <table:table-cell office:value-type="float" office:value="0.914154697276141">
            <text:p>0.9141546973</text:p>
          </table:table-cell>
          <table:table-cell office:value-type="float" office:value="0.983299155733339">
            <text:p>0.9832991557</text:p>
          </table:table-cell>
          <table:table-cell office:value-type="float" office:value="-33.401555599306">
            <text:p>-33.4015555993</text:p>
          </table:table-cell>
          <table:table-cell office:value-type="float" office:value="-27.5186389608197">
            <text:p>-27.5186389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9715">
            <text:p>9715</text:p>
          </table:table-cell>
          <table:table-cell office:value-type="float" office:value="13855">
            <text:p>13855</text:p>
          </table:table-cell>
          <table:table-cell office:value-type="float" office:value="19881">
            <text:p>19881</text:p>
          </table:table-cell>
          <table:table-cell office:value-type="float" office:value="-130.125">
            <text:p>-130.125</text:p>
          </table:table-cell>
          <table:table-cell office:value-type="float" office:value="6.125">
            <text:p>6.125</text:p>
          </table:table-cell>
          <table:table-cell office:value-type="float" office:value="-503.25">
            <text:p>-503.25</text:p>
          </table:table-cell>
          <table:table-cell office:value-type="float" office:value="-0.0133942357179619">
            <text:p>-0.0133942357</text:p>
          </table:table-cell>
          <table:table-cell office:value-type="float" office:value="0.000442078671959581">
            <text:p>0.0004420787</text:p>
          </table:table-cell>
          <table:table-cell office:value-type="float" office:value="-0.0253131130224838">
            <text:p>-0.025313113</text:p>
          </table:table-cell>
          <table:table-cell office:value-type="float" office:value="0.953471809866051">
            <text:p>0.9534718099</text:p>
          </table:table-cell>
          <table:table-cell office:value-type="float" office:value="1.00154765840162">
            <text:p>1.0015476584</text:p>
          </table:table-cell>
          <table:table-cell office:value-type="float" office:value="0.912659981655449">
            <text:p>0.9126599817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348746130909">
            <text:p>-27.034874613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224">
            <text:p>9224</text:p>
          </table:table-cell>
          <table:table-cell office:value-type="float" office:value="13830">
            <text:p>13830</text:p>
          </table:table-cell>
          <table:table-cell office:value-type="float" office:value="20731">
            <text:p>20731</text:p>
          </table:table-cell>
          <table:table-cell office:value-type="float" office:value="-268">
            <text:p>-268</text:p>
          </table:table-cell>
          <table:table-cell office:value-type="float" office:value="-346.375">
            <text:p>-346.375</text:p>
          </table:table-cell>
          <table:table-cell office:value-type="float" office:value="-384.125">
            <text:p>-384.125</text:p>
          </table:table-cell>
          <table:table-cell office:value-type="float" office:value="-0.0290546400693842">
            <text:p>-0.0290546401</text:p>
          </table:table-cell>
          <table:table-cell office:value-type="float" office:value="-0.0250451916124367">
            <text:p>-0.0250451916</text:p>
          </table:table-cell>
          <table:table-cell office:value-type="float" office:value="-0.0185290145193189">
            <text:p>-0.0185290145</text:p>
          </table:table-cell>
          <table:table-cell office:value-type="float" office:value="0.899963337091896">
            <text:p>0.8999633371</text:p>
          </table:table-cell>
          <table:table-cell office:value-type="float" office:value="0.913571262137363">
            <text:p>0.9135712621</text:p>
          </table:table-cell>
          <table:table-cell office:value-type="float" office:value="0.935821364965336">
            <text:p>0.935821365</text:p>
          </table:table-cell>
          <table:table-cell office:value-type="float" office:value="-23.5084008967771">
            <text:p>-23.5084008968</text:p>
          </table:table-cell>
          <table:table-cell office:value-type="float" office:value="-27.3278198895795">
            <text:p>-27.3278198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638">
            <text:p>9638</text:p>
          </table:table-cell>
          <table:table-cell office:value-type="float" office:value="13236">
            <text:p>13236</text:p>
          </table:table-cell>
          <table:table-cell office:value-type="float" office:value="19148">
            <text:p>19148</text:p>
          </table:table-cell>
          <table:table-cell office:value-type="float" office:value="-174.25">
            <text:p>-174.25</text:p>
          </table:table-cell>
          <table:table-cell office:value-type="float" office:value="-257">
            <text:p>-257</text:p>
          </table:table-cell>
          <table:table-cell office:value-type="float" office:value="-340.375">
            <text:p>-340.375</text:p>
          </table:table-cell>
          <table:table-cell office:value-type="float" office:value="-0.0180794770699315">
            <text:p>-0.0180794771</text:p>
          </table:table-cell>
          <table:table-cell office:value-type="float" office:value="-0.0194167422181928">
            <text:p>-0.0194167422</text:p>
          </table:table-cell>
          <table:table-cell office:value-type="float" office:value="-0.0177760079381659">
            <text:p>-0.0177760079</text:p>
          </table:table-cell>
          <table:table-cell office:value-type="float" office:value="0.937362490537839">
            <text:p>0.9373624905</text:p>
          </table:table-cell>
          <table:table-cell office:value-type="float" office:value="0.932780341597926">
            <text:p>0.9327803416</text:p>
          </table:table-cell>
          <table:table-cell office:value-type="float" office:value="0.938403305674526">
            <text:p>0.938403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470">
            <text:p>9470</text:p>
          </table:table-cell>
          <table:table-cell office:value-type="float" office:value="13168">
            <text:p>13168</text:p>
          </table:table-cell>
          <table:table-cell office:value-type="float" office:value="18594">
            <text:p>18594</text:p>
          </table:table-cell>
          <table:table-cell office:value-type="float" office:value="-121.25">
            <text:p>-121.25</text:p>
          </table:table-cell>
          <table:table-cell office:value-type="float" office:value="-177.375">
            <text:p>-177.375</text:p>
          </table:table-cell>
          <table:table-cell office:value-type="float" office:value="-492.625">
            <text:p>-492.625</text:p>
          </table:table-cell>
          <table:table-cell office:value-type="float" office:value="-0.0128035902851109">
            <text:p>-0.0128035903</text:p>
          </table:table-cell>
          <table:table-cell office:value-type="float" office:value="-0.0134701549210207">
            <text:p>-0.0134701549</text:p>
          </table:table-cell>
          <table:table-cell office:value-type="float" office:value="-0.0264937614284178">
            <text:p>-0.0264937614</text:p>
          </table:table-cell>
          <table:table-cell office:value-type="float" office:value="0.955508740573522">
            <text:p>0.9555087406</text:p>
          </table:table-cell>
          <table:table-cell office:value-type="float" office:value="0.953210090120676">
            <text:p>0.9532100901</text:p>
          </table:table-cell>
          <table:table-cell office:value-type="float" office:value="0.908647597014005">
            <text:p>0.90864759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8145319856805">
            <text:p>-25.814531985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384">
            <text:p>9384</text:p>
          </table:table-cell>
          <table:table-cell office:value-type="float" office:value="13761">
            <text:p>13761</text:p>
          </table:table-cell>
          <table:table-cell office:value-type="float" office:value="19124">
            <text:p>19124</text:p>
          </table:table-cell>
          <table:table-cell office:value-type="float" office:value="-106.125">
            <text:p>-106.125</text:p>
          </table:table-cell>
          <table:table-cell office:value-type="float" office:value="-135.5">
            <text:p>-135.5</text:p>
          </table:table-cell>
          <table:table-cell office:value-type="float" office:value="-253.125">
            <text:p>-253.125</text:p>
          </table:table-cell>
          <table:table-cell office:value-type="float" office:value="-0.0113091432225064">
            <text:p>-0.0113091432</text:p>
          </table:table-cell>
          <table:table-cell office:value-type="float" office:value="-0.00984666812004941">
            <text:p>-0.0098466681</text:p>
          </table:table-cell>
          <table:table-cell office:value-type="float" office:value="-0.0132359861953566">
            <text:p>-0.0132359862</text:p>
          </table:table-cell>
          <table:table-cell office:value-type="float" office:value="0.960668676293265">
            <text:p>0.9606686763</text:p>
          </table:table-cell>
          <table:table-cell office:value-type="float" office:value="0.965726697051037">
            <text:p>0.9657266971</text:p>
          </table:table-cell>
          <table:table-cell office:value-type="float" office:value="0.954017423324157">
            <text:p>0.95401742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735">
            <text:p>735</text:p>
          </table:table-cell>
          <table:table-cell office:value-type="float" office:value="9255">
            <text:p>9255</text:p>
          </table:table-cell>
          <table:table-cell office:value-type="float" office:value="12649">
            <text:p>12649</text:p>
          </table:table-cell>
          <table:table-cell office:value-type="float" office:value="19703">
            <text:p>19703</text:p>
          </table:table-cell>
          <table:table-cell office:value-type="float" office:value="-214.5">
            <text:p>-214.5</text:p>
          </table:table-cell>
          <table:table-cell office:value-type="float" office:value="-166.5">
            <text:p>-166.5</text:p>
          </table:table-cell>
          <table:table-cell office:value-type="float" office:value="-441.375">
            <text:p>-441.375</text:p>
          </table:table-cell>
          <table:table-cell office:value-type="float" office:value="-0.0231766612641815">
            <text:p>-0.0231766613</text:p>
          </table:table-cell>
          <table:table-cell office:value-type="float" office:value="-0.0131630958969088">
            <text:p>-0.0131630959</text:p>
          </table:table-cell>
          <table:table-cell office:value-type="float" office:value="-0.0224014109526468">
            <text:p>-0.022401411</text:p>
          </table:table-cell>
          <table:table-cell office:value-type="float" office:value="0.91993451452498">
            <text:p>0.9199345145</text:p>
          </table:table-cell>
          <table:table-cell office:value-type="float" office:value="0.954268767864258">
            <text:p>0.9542687679</text:p>
          </table:table-cell>
          <table:table-cell office:value-type="float" office:value="0.922578635162568">
            <text:p>0.9225786352</text:p>
          </table:table-cell>
          <table:table-cell office:value-type="float" office:value="-29.5591915367875">
            <text:p>-29.5591915368</text:p>
          </table:table-cell>
          <table:table-cell office:value-type="float" office:value="0">
            <text:p>0</text:p>
          </table:table-cell>
          <table:table-cell office:value-type="float" office:value="-30.5942393000416">
            <text:p>-30.594239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9024">
            <text:p>9024</text:p>
          </table:table-cell>
          <table:table-cell office:value-type="float" office:value="12398">
            <text:p>12398</text:p>
          </table:table-cell>
          <table:table-cell office:value-type="float" office:value="18194">
            <text:p>18194</text:p>
          </table:table-cell>
          <table:table-cell office:value-type="float" office:value="-72">
            <text:p>-72</text:p>
          </table:table-cell>
          <table:table-cell office:value-type="float" office:value="-372.75">
            <text:p>-372.75</text:p>
          </table:table-cell>
          <table:table-cell office:value-type="float" office:value="-332">
            <text:p>-332</text:p>
          </table:table-cell>
          <table:table-cell office:value-type="float" office:value="-0.00797872340425532">
            <text:p>-0.0079787234</text:p>
          </table:table-cell>
          <table:table-cell office:value-type="float" office:value="-0.0300653331182449">
            <text:p>-0.0300653331</text:p>
          </table:table-cell>
          <table:table-cell office:value-type="float" office:value="-0.0182477739914257">
            <text:p>-0.018247774</text:p>
          </table:table-cell>
          <table:table-cell office:value-type="float" office:value="0.972199241738343">
            <text:p>0.9721992417</text:p>
          </table:table-cell>
          <table:table-cell office:value-type="float" office:value="0.896543025626945">
            <text:p>0.8965430256</text:p>
          </table:table-cell>
          <table:table-cell office:value-type="float" office:value="0.936785434291069">
            <text:p>0.9367854343</text:p>
          </table:table-cell>
          <table:table-cell office:value-type="float" office:value="0">
            <text:p>0</text:p>
          </table:table-cell>
          <table:table-cell office:value-type="float" office:value="-22.7063613282546">
            <text:p>-22.7063613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8680">
            <text:p>8680</text:p>
          </table:table-cell>
          <table:table-cell office:value-type="float" office:value="12110">
            <text:p>12110</text:p>
          </table:table-cell>
          <table:table-cell office:value-type="float" office:value="18141">
            <text:p>18141</text:p>
          </table:table-cell>
          <table:table-cell office:value-type="float" office:value="-78">
            <text:p>-78</text:p>
          </table:table-cell>
          <table:table-cell office:value-type="float" office:value="-121">
            <text:p>-121</text:p>
          </table:table-cell>
          <table:table-cell office:value-type="float" office:value="-223.25">
            <text:p>-223.25</text:p>
          </table:table-cell>
          <table:table-cell office:value-type="float" office:value="-0.00898617511520737">
            <text:p>-0.0089861751</text:p>
          </table:table-cell>
          <table:table-cell office:value-type="float" office:value="-0.00999174236168456">
            <text:p>-0.0099917424</text:p>
          </table:table-cell>
          <table:table-cell office:value-type="float" office:value="-0.0123063778182019">
            <text:p>-0.0123063778</text:p>
          </table:table-cell>
          <table:table-cell office:value-type="float" office:value="0.968706659729448">
            <text:p>0.9687066597</text:p>
          </table:table-cell>
          <table:table-cell office:value-type="float" office:value="0.965224578168332">
            <text:p>0.9652245782</text:p>
          </table:table-cell>
          <table:table-cell office:value-type="float" office:value="0.957224513628902">
            <text:p>0.95722451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520">
            <text:p>8520</text:p>
          </table:table-cell>
          <table:table-cell office:value-type="float" office:value="12263">
            <text:p>12263</text:p>
          </table:table-cell>
          <table:table-cell office:value-type="float" office:value="18824">
            <text:p>18824</text:p>
          </table:table-cell>
          <table:table-cell office:value-type="float" office:value="-233.625">
            <text:p>-233.625</text:p>
          </table:table-cell>
          <table:table-cell office:value-type="float" office:value="-118">
            <text:p>-118</text:p>
          </table:table-cell>
          <table:table-cell office:value-type="float" office:value="-237.125">
            <text:p>-237.125</text:p>
          </table:table-cell>
          <table:table-cell office:value-type="float" office:value="-0.0274207746478873">
            <text:p>-0.0274207746</text:p>
          </table:table-cell>
          <table:table-cell office:value-type="float" office:value="-0.00962244149066297">
            <text:p>-0.0096224415</text:p>
          </table:table-cell>
          <table:table-cell office:value-type="float" office:value="-0.0125969507012325">
            <text:p>-0.0125969507</text:p>
          </table:table-cell>
          <table:table-cell office:value-type="float" office:value="0.905501010541683">
            <text:p>0.9055010105</text:p>
          </table:table-cell>
          <table:table-cell office:value-type="float" office:value="0.966502933887952">
            <text:p>0.9665029339</text:p>
          </table:table-cell>
          <table:table-cell office:value-type="float" office:value="0.956221691552946">
            <text:p>0.9562216916</text:p>
          </table:table-cell>
          <table:table-cell office:value-type="float" office:value="-24.929996895773">
            <text:p>-24.92999689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1715">
            <text:p>11715</text:p>
          </table:table-cell>
          <table:table-cell office:value-type="float" office:value="17284">
            <text:p>17284</text:p>
          </table:table-cell>
          <table:table-cell office:value-type="float" office:value="-159.75">
            <text:p>-159.75</text:p>
          </table:table-cell>
          <table:table-cell office:value-type="float" office:value="-255.875">
            <text:p>-255.875</text:p>
          </table:table-cell>
          <table:table-cell office:value-type="float" office:value="-170.375">
            <text:p>-170.375</text:p>
          </table:table-cell>
          <table:table-cell office:value-type="float" office:value="-0.0185799023028611">
            <text:p>-0.0185799023</text:p>
          </table:table-cell>
          <table:table-cell office:value-type="float" office:value="-0.0218416559965856">
            <text:p>-0.021841656</text:p>
          </table:table-cell>
          <table:table-cell office:value-type="float" office:value="-0.00985738255033557">
            <text:p>-0.0098573826</text:p>
          </table:table-cell>
          <table:table-cell office:value-type="float" office:value="0.93564695896837">
            <text:p>0.935646959</text:p>
          </table:table-cell>
          <table:table-cell office:value-type="float" office:value="0.92448923756783">
            <text:p>0.9244892376</text:p>
          </table:table-cell>
          <table:table-cell office:value-type="float" office:value="0.965689610335683">
            <text:p>0.9656896103</text:p>
          </table:table-cell>
          <table:table-cell office:value-type="float" office:value="0">
            <text:p>0</text:p>
          </table:table-cell>
          <table:table-cell office:value-type="float" office:value="-31.38725279903">
            <text:p>-31.387252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8842">
            <text:p>8842</text:p>
          </table:table-cell>
          <table:table-cell office:value-type="float" office:value="11699">
            <text:p>11699</text:p>
          </table:table-cell>
          <table:table-cell office:value-type="float" office:value="16499">
            <text:p>16499</text:p>
          </table:table-cell>
          <table:table-cell office:value-type="float" office:value="-87.375">
            <text:p>-87.375</text:p>
          </table:table-cell>
          <table:table-cell office:value-type="float" office:value="-160.125">
            <text:p>-160.125</text:p>
          </table:table-cell>
          <table:table-cell office:value-type="float" office:value="-314.5">
            <text:p>-314.5</text:p>
          </table:table-cell>
          <table:table-cell office:value-type="float" office:value="-0.00988181406921511">
            <text:p>-0.0098818141</text:p>
          </table:table-cell>
          <table:table-cell office:value-type="float" office:value="-0.0136870672707069">
            <text:p>-0.0136870673</text:p>
          </table:table-cell>
          <table:table-cell office:value-type="float" office:value="-0.0190617613188678">
            <text:p>-0.0190617613</text:p>
          </table:table-cell>
          <table:table-cell office:value-type="float" office:value="0.965605045246372">
            <text:p>0.9656050452</text:p>
          </table:table-cell>
          <table:table-cell office:value-type="float" office:value="0.952462442741053">
            <text:p>0.9524624427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569">
            <text:p>569</text:p>
          </table:table-cell>
          <table:table-cell office:value-type="float" office:value="8474">
            <text:p>8474</text:p>
          </table:table-cell>
          <table:table-cell office:value-type="float" office:value="12274">
            <text:p>12274</text:p>
          </table:table-cell>
          <table:table-cell office:value-type="float" office:value="17441">
            <text:p>17441</text:p>
          </table:table-cell>
          <table:table-cell office:value-type="float" office:value="-74.5">
            <text:p>-74.5</text:p>
          </table:table-cell>
          <table:table-cell office:value-type="float" office:value="-109.375">
            <text:p>-109.375</text:p>
          </table:table-cell>
          <table:table-cell office:value-type="float" office:value="-267">
            <text:p>-267</text:p>
          </table:table-cell>
          <table:table-cell office:value-type="float" office:value="-0.00879159782865235">
            <text:p>-0.0087915978</text:p>
          </table:table-cell>
          <table:table-cell office:value-type="float" office:value="-0.00891111292162294">
            <text:p>-0.0089111129</text:p>
          </table:table-cell>
          <table:table-cell office:value-type="float" office:value="-0.0153087552319248">
            <text:p>-0.0153087552</text:p>
          </table:table-cell>
          <table:table-cell office:value-type="float" office:value="0.969380900296783">
            <text:p>0.9693809003</text:p>
          </table:table-cell>
          <table:table-cell office:value-type="float" office:value="0.968966744323984">
            <text:p>0.9689667443</text:p>
          </table:table-cell>
          <table:table-cell office:value-type="float" office:value="0.946878698342295">
            <text:p>0.9468786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958">
            <text:p>11958</text:p>
          </table:table-cell>
          <table:table-cell office:value-type="float" office:value="18370">
            <text:p>18370</text:p>
          </table:table-cell>
          <table:table-cell office:value-type="float" office:value="-220.125">
            <text:p>-220.125</text:p>
          </table:table-cell>
          <table:table-cell office:value-type="float" office:value="-65.875">
            <text:p>-65.875</text:p>
          </table:table-cell>
          <table:table-cell office:value-type="float" office:value="-292.625">
            <text:p>-292.625</text:p>
          </table:table-cell>
          <table:table-cell office:value-type="float" office:value="-0.0267012372634643">
            <text:p>-0.0267012373</text:p>
          </table:table-cell>
          <table:table-cell office:value-type="float" office:value="-0.00550886435858839">
            <text:p>-0.0055088644</text:p>
          </table:table-cell>
          <table:table-cell office:value-type="float" office:value="-0.0159295046271094">
            <text:p>-0.0159295046</text:p>
          </table:table-cell>
          <table:table-cell office:value-type="float" office:value="0.907943063477819">
            <text:p>0.9079430635</text:p>
          </table:table-cell>
          <table:table-cell office:value-type="float" office:value="0.980778456014522">
            <text:p>0.980778456</text:p>
          </table:table-cell>
          <table:table-cell office:value-type="float" office:value="0.944744082075741">
            <text:p>0.9447440821</text:p>
          </table:table-cell>
          <table:table-cell office:value-type="float" office:value="-25.6112287572718">
            <text:p>-25.6112287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8358">
            <text:p>8358</text:p>
          </table:table-cell>
          <table:table-cell office:value-type="float" office:value="11061">
            <text:p>11061</text:p>
          </table:table-cell>
          <table:table-cell office:value-type="float" office:value="16483">
            <text:p>16483</text:p>
          </table:table-cell>
          <table:table-cell office:value-type="float" office:value="-202.125">
            <text:p>-202.125</text:p>
          </table:table-cell>
          <table:table-cell office:value-type="float" office:value="-190.25">
            <text:p>-190.25</text:p>
          </table:table-cell>
          <table:table-cell office:value-type="float" office:value="-211.75">
            <text:p>-211.75</text:p>
          </table:table-cell>
          <table:table-cell office:value-type="float" office:value="-0.0241834170854271">
            <text:p>-0.0241834171</text:p>
          </table:table-cell>
          <table:table-cell office:value-type="float" office:value="-0.0172000723261911">
            <text:p>-0.0172000723</text:p>
          </table:table-cell>
          <table:table-cell office:value-type="float" office:value="-0.0128465691925014">
            <text:p>-0.0128465692</text:p>
          </table:table-cell>
          <table:table-cell office:value-type="float" office:value="0.916504322018383">
            <text:p>0.916504322</text:p>
          </table:table-cell>
          <table:table-cell office:value-type="float" office:value="0.940379598134862">
            <text:p>0.9403795981</text:p>
          </table:table-cell>
          <table:table-cell office:value-type="float" office:value="0.95536047513268">
            <text:p>0.9553604751</text:p>
          </table:table-cell>
          <table:table-cell office:value-type="float" office:value="-28.3140983784935">
            <text:p>-28.31409837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92">
            <text:p>10992</text:p>
          </table:table-cell>
          <table:table-cell office:value-type="float" office:value="15389">
            <text:p>15389</text:p>
          </table:table-cell>
          <table:table-cell office:value-type="float" office:value="123.5">
            <text:p>123.5</text:p>
          </table:table-cell>
          <table:table-cell office:value-type="float" office:value="-155.875">
            <text:p>-155.875</text:p>
          </table:table-cell>
          <table:table-cell office:value-type="float" office:value="-174.625">
            <text:p>-174.625</text:p>
          </table:table-cell>
          <table:table-cell office:value-type="float" office:value="0.0152056143806944">
            <text:p>0.0152056144</text:p>
          </table:table-cell>
          <table:table-cell office:value-type="float" office:value="-0.0141807678311499">
            <text:p>-0.0141807678</text:p>
          </table:table-cell>
          <table:table-cell office:value-type="float" office:value="-0.0113473909935668">
            <text:p>-0.011347391</text:p>
          </table:table-cell>
          <table:table-cell office:value-type="float" office:value="1.05367282332147">
            <text:p>1.0536728233</text:p>
          </table:table-cell>
          <table:table-cell office:value-type="float" office:value="0.950761457176486">
            <text:p>0.9507614572</text:p>
          </table:table-cell>
          <table:table-cell office:value-type="float" office:value="0.960536507555943">
            <text:p>0.9605365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8145">
            <text:p>8145</text:p>
          </table:table-cell>
          <table:table-cell office:value-type="float" office:value="10899">
            <text:p>10899</text:p>
          </table:table-cell>
          <table:table-cell office:value-type="float" office:value="16966">
            <text:p>16966</text:p>
          </table:table-cell>
          <table:table-cell office:value-type="float" office:value="50.25">
            <text:p>50.25</text:p>
          </table:table-cell>
          <table:table-cell office:value-type="float" office:value="0.875">
            <text:p>0.875</text:p>
          </table:table-cell>
          <table:table-cell office:value-type="float" office:value="-114.125">
            <text:p>-114.125</text:p>
          </table:table-cell>
          <table:table-cell office:value-type="float" office:value="0.00616942909760589">
            <text:p>0.0061694291</text:p>
          </table:table-cell>
          <table:table-cell table:style-name="ce17" office:value-type="float" office:value="0.0000802825947334618">
            <text:p>8.03E-005</text:p>
          </table:table-cell>
          <table:table-cell office:value-type="float" office:value="-0.00672668867146057">
            <text:p>-0.0067266887</text:p>
          </table:table-cell>
          <table:table-cell office:value-type="float" office:value="1.02166760307819">
            <text:p>1.0216676031</text:p>
          </table:table-cell>
          <table:table-cell office:value-type="float" office:value="1.00028100171435">
            <text:p>1.0002810017</text:p>
          </table:table-cell>
          <table:table-cell office:value-type="float" office:value="0.976545276397234">
            <text:p>0.976545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8120">
            <text:p>8120</text:p>
          </table:table-cell>
          <table:table-cell office:value-type="float" office:value="10748">
            <text:p>10748</text:p>
          </table:table-cell>
          <table:table-cell office:value-type="float" office:value="15996">
            <text:p>15996</text:p>
          </table:table-cell>
          <table:table-cell office:value-type="float" office:value="-197.75">
            <text:p>-197.75</text:p>
          </table:table-cell>
          <table:table-cell office:value-type="float" office:value="42.75">
            <text:p>42.75</text:p>
          </table:table-cell>
          <table:table-cell office:value-type="float" office:value="-18">
            <text:p>-18</text:p>
          </table:table-cell>
          <table:table-cell office:value-type="float" office:value="-0.0243534482758621">
            <text:p>-0.0243534483</text:p>
          </table:table-cell>
          <table:table-cell office:value-type="float" office:value="0.00397748418310383">
            <text:p>0.0039774842</text:p>
          </table:table-cell>
          <table:table-cell office:value-type="float" office:value="-0.00112528132033008">
            <text:p>-0.0011252813</text:p>
          </table:table-cell>
          <table:table-cell office:value-type="float" office:value="0.915925388302616">
            <text:p>0.9159253883</text:p>
          </table:table-cell>
          <table:table-cell office:value-type="float" office:value="1.0139522025865">
            <text:p>1.0139522026</text:p>
          </table:table-cell>
          <table:table-cell office:value-type="float" office:value="0.996063997244622">
            <text:p>0.9960639972</text:p>
          </table:table-cell>
          <table:table-cell office:value-type="float" office:value="-28.1139750252846">
            <text:p>-28.1139750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7916">
            <text:p>7916</text:p>
          </table:table-cell>
          <table:table-cell office:value-type="float" office:value="10832">
            <text:p>10832</text:p>
          </table:table-cell>
          <table:table-cell office:value-type="float" office:value="16271">
            <text:p>16271</text:p>
          </table:table-cell>
          <table:table-cell office:value-type="float" office:value="-171">
            <text:p>-171</text:p>
          </table:table-cell>
          <table:table-cell office:value-type="float" office:value="93">
            <text:p>93</text:p>
          </table:table-cell>
          <table:table-cell office:value-type="float" office:value="211.125">
            <text:p>211.125</text:p>
          </table:table-cell>
          <table:table-cell office:value-type="float" office:value="-0.0216018191005558">
            <text:p>-0.0216018191</text:p>
          </table:table-cell>
          <table:table-cell office:value-type="float" office:value="0.00858567208271787">
            <text:p>0.0085856721</text:p>
          </table:table-cell>
          <table:table-cell office:value-type="float" office:value="0.0129755393030545">
            <text:p>0.0129755393</text:p>
          </table:table-cell>
          <table:table-cell office:value-type="float" office:value="0.925308244781423">
            <text:p>0.9253082448</text:p>
          </table:table-cell>
          <table:table-cell office:value-type="float" office:value="1.03019433126913">
            <text:p>1.0301943313</text:p>
          </table:table-cell>
          <table:table-cell office:value-type="float" office:value="1.04574438221629">
            <text:p>1.0457443822</text:p>
          </table:table-cell>
          <table:table-cell office:value-type="float" office:value="-31.7396098953661">
            <text:p>-31.7396098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889">
            <text:p>10889</text:p>
          </table:table-cell>
          <table:table-cell office:value-type="float" office:value="18023">
            <text:p>18023</text:p>
          </table:table-cell>
          <table:table-cell office:value-type="float" office:value="139.25">
            <text:p>139.25</text:p>
          </table:table-cell>
          <table:table-cell office:value-type="float" office:value="178.375">
            <text:p>178.375</text:p>
          </table:table-cell>
          <table:table-cell office:value-type="float" office:value="285.125">
            <text:p>285.125</text:p>
          </table:table-cell>
          <table:table-cell office:value-type="float" office:value="0.0177388535031847">
            <text:p>0.0177388535</text:p>
          </table:table-cell>
          <table:table-cell office:value-type="float" office:value="0.0163812103958123">
            <text:p>0.0163812104</text:p>
          </table:table-cell>
          <table:table-cell office:value-type="float" office:value="0.0158200632525107">
            <text:p>0.0158200633</text:p>
          </table:table-cell>
          <table:table-cell office:value-type="float" office:value="1.06270273443142">
            <text:p>1.0627027344</text:p>
          </table:table-cell>
          <table:table-cell office:value-type="float" office:value="1.05786019073125">
            <text:p>1.0578601907</text:p>
          </table:table-cell>
          <table:table-cell office:value-type="float" office:value="1.05586075921036">
            <text:p>1.0558607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848">
            <text:p>7848</text:p>
          </table:table-cell>
          <table:table-cell office:value-type="float" office:value="11968">
            <text:p>11968</text:p>
          </table:table-cell>
          <table:table-cell office:value-type="float" office:value="17399">
            <text:p>17399</text:p>
          </table:table-cell>
          <table:table-cell office:value-type="float" office:value="-16.25">
            <text:p>-16.25</text:p>
          </table:table-cell>
          <table:table-cell office:value-type="float" office:value="-118.25">
            <text:p>-118.25</text:p>
          </table:table-cell>
          <table:table-cell office:value-type="float" office:value="370.875">
            <text:p>370.875</text:p>
          </table:table-cell>
          <table:table-cell office:value-type="float" office:value="-0.00207059123343527">
            <text:p>-0.0020705912</text:p>
          </table:table-cell>
          <table:table-cell office:value-type="float" office:value="-0.00988051470588235">
            <text:p>-0.0098805147</text:p>
          </table:table-cell>
          <table:table-cell office:value-type="float" office:value="0.0213158802230013">
            <text:p>0.0213158802</text:p>
          </table:table-cell>
          <table:table-cell office:value-type="float" office:value="0.992761333885166">
            <text:p>0.9927613339</text:p>
          </table:table-cell>
          <table:table-cell office:value-type="float" office:value="0.965609542688284">
            <text:p>0.9656095427</text:p>
          </table:table-cell>
          <table:table-cell office:value-type="float" office:value="1.07549613960988">
            <text:p>1.0754961396</text:p>
          </table:table-cell>
          <table:table-cell table:number-columns-repeated="2" office:value-type="float" office:value="0">
            <text:p>0</text:p>
          </table:table-cell>
          <table:table-cell office:value-type="float" office:value="32.8632327221776">
            <text:p>32.86323272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8064">
            <text:p>8064</text:p>
          </table:table-cell>
          <table:table-cell office:value-type="float" office:value="11210">
            <text:p>11210</text:p>
          </table:table-cell>
          <table:table-cell office:value-type="float" office:value="17071">
            <text:p>17071</text:p>
          </table:table-cell>
          <table:table-cell office:value-type="float" office:value="21.5">
            <text:p>21.5</text:p>
          </table:table-cell>
          <table:table-cell office:value-type="float" office:value="-11.125">
            <text:p>-11.125</text:p>
          </table:table-cell>
          <table:table-cell office:value-type="float" office:value="150.25">
            <text:p>150.25</text:p>
          </table:table-cell>
          <table:table-cell office:value-type="float" office:value="0.00266617063492064">
            <text:p>0.0026661706</text:p>
          </table:table-cell>
          <table:table-cell office:value-type="float" office:value="-0.000992417484388938">
            <text:p>-0.0009924175</text:p>
          </table:table-cell>
          <table:table-cell office:value-type="float" office:value="0.00880147618768672">
            <text:p>0.0088014762</text:p>
          </table:table-cell>
          <table:table-cell office:value-type="float" office:value="1.0093455298153">
            <text:p>1.0093455298</text:p>
          </table:table-cell>
          <table:table-cell office:value-type="float" office:value="0.996528469193867">
            <text:p>0.9965284692</text:p>
          </table:table-cell>
          <table:table-cell office:value-type="float" office:value="1.03095699998375">
            <text:p>1.0309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7958">
            <text:p>7958</text:p>
          </table:table-cell>
          <table:table-cell office:value-type="float" office:value="11439">
            <text:p>11439</text:p>
          </table:table-cell>
          <table:table-cell office:value-type="float" office:value="16812">
            <text:p>16812</text:p>
          </table:table-cell>
          <table:table-cell office:value-type="float" office:value="52.375">
            <text:p>52.375</text:p>
          </table:table-cell>
          <table:table-cell office:value-type="float" office:value="130.75">
            <text:p>130.75</text:p>
          </table:table-cell>
          <table:table-cell office:value-type="float" office:value="-125.375">
            <text:p>-125.375</text:p>
          </table:table-cell>
          <table:table-cell office:value-type="float" office:value="0.00658142749434531">
            <text:p>0.0065814275</text:p>
          </table:table-cell>
          <table:table-cell office:value-type="float" office:value="0.0114301949471108">
            <text:p>0.0114301949</text:p>
          </table:table-cell>
          <table:table-cell office:value-type="float" office:value="-0.0074574708541518">
            <text:p>-0.0074574709</text:p>
          </table:table-cell>
          <table:table-cell office:value-type="float" office:value="1.02311989399842">
            <text:p>1.023119894</text:p>
          </table:table-cell>
          <table:table-cell office:value-type="float" office:value="1.04026175505368">
            <text:p>1.0402617551</text:p>
          </table:table-cell>
          <table:table-cell office:value-type="float" office:value="0.974007855198688">
            <text:p>0.97400785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7682">
            <text:p>7682</text:p>
          </table:table-cell>
          <table:table-cell office:value-type="float" office:value="12310">
            <text:p>12310</text:p>
          </table:table-cell>
          <table:table-cell office:value-type="float" office:value="17527">
            <text:p>17527</text:p>
          </table:table-cell>
          <table:table-cell office:value-type="float" office:value="136.5">
            <text:p>136.5</text:p>
          </table:table-cell>
          <table:table-cell office:value-type="float" office:value="188.375">
            <text:p>188.375</text:p>
          </table:table-cell>
          <table:table-cell office:value-type="float" office:value="301.875">
            <text:p>301.875</text:p>
          </table:table-cell>
          <table:table-cell office:value-type="float" office:value="0.0177688102056756">
            <text:p>0.0177688102</text:p>
          </table:table-cell>
          <table:table-cell office:value-type="float" office:value="0.0153025995125914">
            <text:p>0.0153025995</text:p>
          </table:table-cell>
          <table:table-cell office:value-type="float" office:value="0.0172234267130713">
            <text:p>0.0172234267</text:p>
          </table:table-cell>
          <table:table-cell office:value-type="float" office:value="1.06280966772747">
            <text:p>1.0628096677</text:p>
          </table:table-cell>
          <table:table-cell office:value-type="float" office:value="1.05401807061568">
            <text:p>1.0540180706</text:p>
          </table:table-cell>
          <table:table-cell office:value-type="float" office:value="1.06086342049412">
            <text:p>1.06086342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606">
            <text:p>7606</text:p>
          </table:table-cell>
          <table:table-cell office:value-type="float" office:value="11995">
            <text:p>11995</text:p>
          </table:table-cell>
          <table:table-cell office:value-type="float" office:value="17321">
            <text:p>17321</text:p>
          </table:table-cell>
          <table:table-cell office:value-type="float" office:value="-2.375">
            <text:p>-2.375</text:p>
          </table:table-cell>
          <table:table-cell office:value-type="float" office:value="201.75">
            <text:p>201.75</text:p>
          </table:table-cell>
          <table:table-cell office:value-type="float" office:value="-261.25">
            <text:p>-261.25</text:p>
          </table:table-cell>
          <table:table-cell office:value-type="float" office:value="-0.000312253484091507">
            <text:p>-0.0003122535</text:p>
          </table:table-cell>
          <table:table-cell office:value-type="float" office:value="0.0168195081283868">
            <text:p>0.0168195081</text:p>
          </table:table-cell>
          <table:table-cell office:value-type="float" office:value="-0.0150828474106576">
            <text:p>-0.0150828474</text:p>
          </table:table-cell>
          <table:table-cell office:value-type="float" office:value="0.998907303910067">
            <text:p>0.9989073039</text:p>
          </table:table-cell>
          <table:table-cell office:value-type="float" office:value="1.05942275432257">
            <text:p>1.0594227543</text:p>
          </table:table-cell>
          <table:table-cell office:value-type="float" office:value="0.947655918943284">
            <text:p>0.94765591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499">
            <text:p>11499</text:p>
          </table:table-cell>
          <table:table-cell office:value-type="float" office:value="16316">
            <text:p>16316</text:p>
          </table:table-cell>
          <table:table-cell office:value-type="float" office:value="19.75">
            <text:p>19.75</text:p>
          </table:table-cell>
          <table:table-cell office:value-type="float" office:value="-524">
            <text:p>-524</text:p>
          </table:table-cell>
          <table:table-cell office:value-type="float" office:value="119.125">
            <text:p>119.125</text:p>
          </table:table-cell>
          <table:table-cell office:value-type="float" office:value="0.00260073742428233">
            <text:p>0.0026007374</text:p>
          </table:table-cell>
          <table:table-cell office:value-type="float" office:value="-0.0455691799286895">
            <text:p>-0.0455691799</text:p>
          </table:table-cell>
          <table:table-cell office:value-type="float" office:value="0.00730111546947781">
            <text:p>0.0073011155</text:p>
          </table:table-cell>
          <table:table-cell office:value-type="float" office:value="1.00911583810188">
            <text:p>1.0091158381</text:p>
          </table:table-cell>
          <table:table-cell office:value-type="float" office:value="0.844577908561959">
            <text:p>0.8445779086</text:p>
          </table:table-cell>
          <table:table-cell office:value-type="float" office:value="1.02565838446589">
            <text:p>1.0256583845</text:p>
          </table:table-cell>
          <table:table-cell office:value-type="float" office:value="0">
            <text:p>0</text:p>
          </table:table-cell>
          <table:table-cell office:value-type="float" office:value="-14.8616092420338">
            <text:p>-14.861609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304">
            <text:p>8304</text:p>
          </table:table-cell>
          <table:table-cell office:value-type="float" office:value="11175">
            <text:p>11175</text:p>
          </table:table-cell>
          <table:table-cell office:value-type="float" office:value="16428">
            <text:p>16428</text:p>
          </table:table-cell>
          <table:table-cell office:value-type="float" office:value="-48.125">
            <text:p>-48.125</text:p>
          </table:table-cell>
          <table:table-cell office:value-type="float" office:value="-68.75">
            <text:p>-68.75</text:p>
          </table:table-cell>
          <table:table-cell office:value-type="float" office:value="-130.25">
            <text:p>-130.25</text:p>
          </table:table-cell>
          <table:table-cell office:value-type="float" office:value="-0.00579539980732177">
            <text:p>-0.0057953998</text:p>
          </table:table-cell>
          <table:table-cell office:value-type="float" office:value="-0.00615212527964206">
            <text:p>-0.0061521253</text:p>
          </table:table-cell>
          <table:table-cell office:value-type="float" office:value="-0.00792853664475286">
            <text:p>-0.0079285366</text:p>
          </table:table-cell>
          <table:table-cell office:value-type="float" office:value="0.97978193052587">
            <text:p>0.9797819305</text:p>
          </table:table-cell>
          <table:table-cell office:value-type="float" office:value="0.978541744866347">
            <text:p>0.9785417449</text:p>
          </table:table-cell>
          <table:table-cell office:value-type="float" office:value="0.972373330662286">
            <text:p>0.97237333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7917">
            <text:p>7917</text:p>
          </table:table-cell>
          <table:table-cell office:value-type="float" office:value="11922">
            <text:p>11922</text:p>
          </table:table-cell>
          <table:table-cell office:value-type="float" office:value="17025">
            <text:p>17025</text:p>
          </table:table-cell>
          <table:table-cell office:value-type="float" office:value="-203.75">
            <text:p>-203.75</text:p>
          </table:table-cell>
          <table:table-cell office:value-type="float" office:value="-262.125">
            <text:p>-262.125</text:p>
          </table:table-cell>
          <table:table-cell office:value-type="float" office:value="252.125">
            <text:p>252.125</text:p>
          </table:table-cell>
          <table:table-cell office:value-type="float" office:value="-0.0257357584943792">
            <text:p>-0.0257357585</text:p>
          </table:table-cell>
          <table:table-cell office:value-type="float" office:value="-0.0219866633115249">
            <text:p>-0.0219866633</text:p>
          </table:table-cell>
          <table:table-cell office:value-type="float" office:value="0.0148091042584435">
            <text:p>0.0148091043</text:p>
          </table:table-cell>
          <table:table-cell office:value-type="float" office:value="0.911223010629624">
            <text:p>0.9112230106</text:p>
          </table:table-cell>
          <table:table-cell office:value-type="float" office:value="0.923994168602269">
            <text:p>0.9239941686</text:p>
          </table:table-cell>
          <table:table-cell office:value-type="float" office:value="1.05226171165967">
            <text:p>1.0522617117</text:p>
          </table:table-cell>
          <table:table-cell office:value-type="float" office:value="-26.5851534308745">
            <text:p>-26.5851534309</text:p>
          </table:table-cell>
          <table:table-cell office:value-type="float" office:value="-31.17794363085">
            <text:p>-31.1779436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618">
            <text:p>7618</text:p>
          </table:table-cell>
          <table:table-cell office:value-type="float" office:value="11725">
            <text:p>11725</text:p>
          </table:table-cell>
          <table:table-cell office:value-type="float" office:value="17050">
            <text:p>17050</text:p>
          </table:table-cell>
          <table:table-cell office:value-type="float" office:value="-266.75">
            <text:p>-266.75</text:p>
          </table:table-cell>
          <table:table-cell office:value-type="float" office:value="192.375">
            <text:p>192.375</text:p>
          </table:table-cell>
          <table:table-cell office:value-type="float" office:value="-557.125">
            <text:p>-557.125</text:p>
          </table:table-cell>
          <table:table-cell office:value-type="float" office:value="-0.0350157521659228">
            <text:p>-0.0350157522</text:p>
          </table:table-cell>
          <table:table-cell office:value-type="float" office:value="0.016407249466951">
            <text:p>0.0164072495</text:p>
          </table:table-cell>
          <table:table-cell office:value-type="float" office:value="-0.0326759530791789">
            <text:p>-0.0326759531</text:p>
          </table:table-cell>
          <table:table-cell office:value-type="float" office:value="0.879848029102771">
            <text:p>0.8798480291</text:p>
          </table:table-cell>
          <table:table-cell office:value-type="float" office:value="1.05795300089107">
            <text:p>1.0579530009</text:p>
          </table:table-cell>
          <table:table-cell office:value-type="float" office:value="0.887726891325754">
            <text:p>0.8877268913</text:p>
          </table:table-cell>
          <table:table-cell office:value-type="float" office:value="-19.4466636545767">
            <text:p>-19.4466636546</text:p>
          </table:table-cell>
          <table:table-cell office:value-type="float" office:value="0">
            <text:p>0</text:p>
          </table:table-cell>
          <table:table-cell office:value-type="float" office:value="-20.8642684041786">
            <text:p>-20.864268404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6344">
            <text:p>6344</text:p>
          </table:table-cell>
          <table:table-cell office:value-type="float" office:value="11178">
            <text:p>11178</text:p>
          </table:table-cell>
          <table:table-cell office:value-type="float" office:value="15864">
            <text:p>15864</text:p>
          </table:table-cell>
          <table:table-cell office:value-type="float" office:value="-161.875">
            <text:p>-161.875</text:p>
          </table:table-cell>
          <table:table-cell office:value-type="float" office:value="97.875">
            <text:p>97.875</text:p>
          </table:table-cell>
          <table:table-cell office:value-type="float" office:value="166.125">
            <text:p>166.125</text:p>
          </table:table-cell>
          <table:table-cell office:value-type="float" office:value="-0.025516235813367">
            <text:p>-0.0255162358</text:p>
          </table:table-cell>
          <table:table-cell office:value-type="float" office:value="0.008756038647343">
            <text:p>0.0087560386</text:p>
          </table:table-cell>
          <table:table-cell office:value-type="float" office:value="0.0104718229954614">
            <text:p>0.010471823</text:p>
          </table:table-cell>
          <table:table-cell office:value-type="float" office:value="0.911969288101779">
            <text:p>0.9119692881</text:p>
          </table:table-cell>
          <table:table-cell office:value-type="float" office:value="1.03079640496278">
            <text:p>1.030796405</text:p>
          </table:table-cell>
          <table:table-cell office:value-type="float" office:value="1.03686631227474">
            <text:p>1.0368663123</text:p>
          </table:table-cell>
          <table:table-cell office:value-type="float" office:value="-26.8168799132641">
            <text:p>-26.8168799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5850">
            <text:p>5850</text:p>
          </table:table-cell>
          <table:table-cell office:value-type="float" office:value="10816">
            <text:p>10816</text:p>
          </table:table-cell>
          <table:table-cell office:value-type="float" office:value="16090">
            <text:p>16090</text:p>
          </table:table-cell>
          <table:table-cell office:value-type="float" office:value="-156.875">
            <text:p>-156.875</text:p>
          </table:table-cell>
          <table:table-cell office:value-type="float" office:value="-40.875">
            <text:p>-40.875</text:p>
          </table:table-cell>
          <table:table-cell office:value-type="float" office:value="-100.875">
            <text:p>-100.875</text:p>
          </table:table-cell>
          <table:table-cell office:value-type="float" office:value="-0.0268162393162393">
            <text:p>-0.0268162393</text:p>
          </table:table-cell>
          <table:table-cell office:value-type="float" office:value="-0.00377912352071006">
            <text:p>-0.0037791235</text:p>
          </table:table-cell>
          <table:table-cell office:value-type="float" office:value="-0.00626942200124301">
            <text:p>-0.006269422</text:p>
          </table:table-cell>
          <table:table-cell office:value-type="float" office:value="0.907552619347651">
            <text:p>0.9075526193</text:p>
          </table:table-cell>
          <table:table-cell office:value-type="float" office:value="0.986801059955701">
            <text:p>0.98680106</text:p>
          </table:table-cell>
          <table:table-cell office:value-type="float" office:value="0.97813406207402">
            <text:p>0.9781340621</text:p>
          </table:table-cell>
          <table:table-cell office:value-type="float" office:value="-25.4998946016931">
            <text:p>-25.49989460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6942">
            <text:p>6942</text:p>
          </table:table-cell>
          <table:table-cell office:value-type="float" office:value="10413">
            <text:p>10413</text:p>
          </table:table-cell>
          <table:table-cell office:value-type="float" office:value="15820">
            <text:p>15820</text:p>
          </table:table-cell>
          <table:table-cell office:value-type="float" office:value="-39">
            <text:p>-39</text:p>
          </table:table-cell>
          <table:table-cell office:value-type="float" office:value="-61.875">
            <text:p>-61.875</text:p>
          </table:table-cell>
          <table:table-cell office:value-type="float" office:value="-474.375">
            <text:p>-474.375</text:p>
          </table:table-cell>
          <table:table-cell office:value-type="float" office:value="-0.00561797752808989">
            <text:p>-0.0056179775</text:p>
          </table:table-cell>
          <table:table-cell office:value-type="float" office:value="-0.00594209161624892">
            <text:p>-0.0059420916</text:p>
          </table:table-cell>
          <table:table-cell office:value-type="float" office:value="-0.0299857774968394">
            <text:p>-0.0299857775</text:p>
          </table:table-cell>
          <table:table-cell office:value-type="float" office:value="0.980398939527837">
            <text:p>0.9803989395</text:p>
          </table:table-cell>
          <table:table-cell office:value-type="float" office:value="0.97927188391057">
            <text:p>0.9792718839</text:p>
          </table:table-cell>
          <table:table-cell office:value-type="float" office:value="0.896812106591158">
            <text:p>0.8968121066</text:p>
          </table:table-cell>
          <table:table-cell table:number-columns-repeated="2" office:value-type="float" office:value="0">
            <text:p>0</text:p>
          </table:table-cell>
          <table:table-cell office:value-type="float" office:value="-22.7675327583645">
            <text:p>-22.767532758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6344">
            <text:p>6344</text:p>
          </table:table-cell>
          <table:table-cell office:value-type="float" office:value="10492">
            <text:p>10492</text:p>
          </table:table-cell>
          <table:table-cell office:value-type="float" office:value="15982">
            <text:p>15982</text:p>
          </table:table-cell>
          <table:table-cell office:value-type="float" office:value="-237.75">
            <text:p>-237.75</text:p>
          </table:table-cell>
          <table:table-cell office:value-type="float" office:value="-409">
            <text:p>-409</text:p>
          </table:table-cell>
          <table:table-cell office:value-type="float" office:value="-379">
            <text:p>-379</text:p>
          </table:table-cell>
          <table:table-cell office:value-type="float" office:value="-0.0374763556116015">
            <text:p>-0.0374763556</text:p>
          </table:table-cell>
          <table:table-cell office:value-type="float" office:value="-0.0389820815859703">
            <text:p>-0.0389820816</text:p>
          </table:table-cell>
          <table:table-cell office:value-type="float" office:value="-0.0237141784507571">
            <text:p>-0.0237141785</text:p>
          </table:table-cell>
          <table:table-cell office:value-type="float" office:value="0.871585530730052">
            <text:p>0.8715855307</text:p>
          </table:table-cell>
          <table:table-cell office:value-type="float" office:value="0.866541135711264">
            <text:p>0.8665411357</text:p>
          </table:table-cell>
          <table:table-cell office:value-type="float" office:value="0.918102605451155">
            <text:p>0.9181026055</text:p>
          </table:table-cell>
          <table:table-cell office:value-type="float" office:value="-18.1468067356394">
            <text:p>-18.1468067356</text:p>
          </table:table-cell>
          <table:table-cell office:value-type="float" office:value="-17.4323038422856">
            <text:p>-17.4323038423</text:p>
          </table:table-cell>
          <table:table-cell office:value-type="float" office:value="-28.88127031921">
            <text:p>-28.881270319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5850">
            <text:p>5850</text:p>
          </table:table-cell>
          <table:table-cell office:value-type="float" office:value="9880">
            <text:p>9880</text:p>
          </table:table-cell>
          <table:table-cell office:value-type="float" office:value="15808">
            <text:p>15808</text:p>
          </table:table-cell>
          <table:table-cell office:value-type="float" office:value="-204.125">
            <text:p>-204.125</text:p>
          </table:table-cell>
          <table:table-cell office:value-type="float" office:value="-26">
            <text:p>-26</text:p>
          </table:table-cell>
          <table:table-cell office:value-type="float" office:value="-146.875">
            <text:p>-146.875</text:p>
          </table:table-cell>
          <table:table-cell office:value-type="float" office:value="-0.0348931623931624">
            <text:p>-0.0348931624</text:p>
          </table:table-cell>
          <table:table-cell office:value-type="float" office:value="-0.00263157894736842">
            <text:p>-0.0026315789</text:p>
          </table:table-cell>
          <table:table-cell office:value-type="float" office:value="-0.00929118168016194">
            <text:p>-0.0092911817</text:p>
          </table:table-cell>
          <table:table-cell office:value-type="float" office:value="0.880260295876251">
            <text:p>0.8802602959</text:p>
          </table:table-cell>
          <table:table-cell office:value-type="float" office:value="0.990803047091413">
            <text:p>0.9908030471</text:p>
          </table:table-cell>
          <table:table-cell office:value-type="float" office:value="0.96765006319118">
            <text:p>0.9676500632</text:p>
          </table:table-cell>
          <table:table-cell office:value-type="float" office:value="-19.5162175927119">
            <text:p>-19.51621759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6942">
            <text:p>6942</text:p>
          </table:table-cell>
          <table:table-cell office:value-type="float" office:value="10144">
            <text:p>10144</text:p>
          </table:table-cell>
          <table:table-cell office:value-type="float" office:value="15132">
            <text:p>15132</text:p>
          </table:table-cell>
          <table:table-cell office:value-type="float" office:value="-145.5">
            <text:p>-145.5</text:p>
          </table:table-cell>
          <table:table-cell office:value-type="float" office:value="-345.75">
            <text:p>-345.75</text:p>
          </table:table-cell>
          <table:table-cell office:value-type="float" office:value="91.75">
            <text:p>91.75</text:p>
          </table:table-cell>
          <table:table-cell office:value-type="float" office:value="-0.0209593777009507">
            <text:p>-0.0209593777</text:p>
          </table:table-cell>
          <table:table-cell office:value-type="float" office:value="-0.0340841876971609">
            <text:p>-0.0340841877</text:p>
          </table:table-cell>
          <table:table-cell office:value-type="float" office:value="0.00606330954269099">
            <text:p>0.0060633095</text:p>
          </table:table-cell>
          <table:table-cell office:value-type="float" office:value="0.92750319725335">
            <text:p>0.9275031973</text:p>
          </table:table-cell>
          <table:table-cell office:value-type="float" office:value="0.882982337487848">
            <text:p>0.8829823375</text:p>
          </table:table-cell>
          <table:table-cell office:value-type="float" office:value="1.02129364029574">
            <text:p>1.0212936403</text:p>
          </table:table-cell>
          <table:table-cell office:value-type="float" office:value="-32.7231838349279">
            <text:p>-32.7231838349</text:p>
          </table:table-cell>
          <table:table-cell office:value-type="float" office:value="-19.987750160003">
            <text:p>-19.98775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1">
            <text:p>341</text:p>
          </table:table-cell>
          <table:table-cell office:value-type="float" office:value="7222">
            <text:p>7222</text:p>
          </table:table-cell>
          <table:table-cell office:value-type="float" office:value="9734">
            <text:p>9734</text:p>
          </table:table-cell>
          <table:table-cell office:value-type="float" office:value="16328">
            <text:p>16328</text:p>
          </table:table-cell>
          <table:table-cell office:value-type="float" office:value="-325.25">
            <text:p>-325.25</text:p>
          </table:table-cell>
          <table:table-cell office:value-type="float" office:value="-81.375">
            <text:p>-81.375</text:p>
          </table:table-cell>
          <table:table-cell office:value-type="float" office:value="-136.5">
            <text:p>-136.5</text:p>
          </table:table-cell>
          <table:table-cell office:value-type="float" office:value="-0.0450360011077264">
            <text:p>-0.0450360011</text:p>
          </table:table-cell>
          <table:table-cell table:number-columns-repeated="2" office:value-type="float" office:value="-0.00835987261146497">
            <text:p>-0.0083598726</text:p>
          </table:table-cell>
          <table:table-cell office:value-type="float" office:value="0.846349349258677">
            <text:p>0.8463493493</text:p>
          </table:table-cell>
          <table:table-cell table:number-columns-repeated="2" office:value-type="float" office:value="0.970877425301229">
            <text:p>0.9708774253</text:p>
          </table:table-cell>
          <table:table-cell office:value-type="float" office:value="-15.0417222584241">
            <text:p>-15.04172225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8">
            <text:p>308</text:p>
          </table:table-cell>
          <table:table-cell office:value-type="float" office:value="6750">
            <text:p>6750</text:p>
          </table:table-cell>
          <table:table-cell office:value-type="float" office:value="9548">
            <text:p>9548</text:p>
          </table:table-cell>
          <table:table-cell office:value-type="float" office:value="16016">
            <text:p>16016</text:p>
          </table:table-cell>
          <table:table-cell office:value-type="float" office:value="-184.75">
            <text:p>-184.75</text:p>
          </table:table-cell>
          <table:table-cell office:value-type="float" office:value="-54.25">
            <text:p>-54.25</text:p>
          </table:table-cell>
          <table:table-cell office:value-type="float" office:value="-91">
            <text:p>-91</text:p>
          </table:table-cell>
          <table:table-cell office:value-type="float" office:value="-0.0273703703703704">
            <text:p>-0.0273703704</text:p>
          </table:table-cell>
          <table:table-cell table:number-columns-repeated="2" office:value-type="float" office:value="-0.00568181818181818">
            <text:p>-0.0056818182</text:p>
          </table:table-cell>
          <table:table-cell office:value-type="float" office:value="0.905672012565158">
            <text:p>0.9056720126</text:p>
          </table:table-cell>
          <table:table-cell table:number-columns-repeated="2" office:value-type="float" office:value="0.980176911157025">
            <text:p>0.9801769112</text:p>
          </table:table-cell>
          <table:table-cell office:value-type="float" office:value="-24.976551258542">
            <text:p>-24.9765512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5">
            <text:p>305</text:p>
          </table:table-cell>
          <table:table-cell office:value-type="float" office:value="6500">
            <text:p>6500</text:p>
          </table:table-cell>
          <table:table-cell office:value-type="float" office:value="9517">
            <text:p>9517</text:p>
          </table:table-cell>
          <table:table-cell office:value-type="float" office:value="15964">
            <text:p>15964</text:p>
          </table:table-cell>
          <table:table-cell office:value-type="float" office:value="-125.75">
            <text:p>-125.75</text:p>
          </table:table-cell>
          <table:table-cell office:value-type="float" office:value="108.5">
            <text:p>108.5</text:p>
          </table:table-cell>
          <table:table-cell office:value-type="float" office:value="182">
            <text:p>182</text:p>
          </table:table-cell>
          <table:table-cell office:value-type="float" office:value="-0.0193461538461538">
            <text:p>-0.0193461538</text:p>
          </table:table-cell>
          <table:table-cell table:number-columns-repeated="2" office:value-type="float" office:value="0.011400651465798">
            <text:p>0.0114006515</text:p>
          </table:table-cell>
          <table:table-cell office:value-type="float" office:value="0.933022037928994">
            <text:p>0.9330220379</text:p>
          </table:table-cell>
          <table:table-cell table:number-columns-repeated="2"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7025">
            <text:p>7025</text:p>
          </table:table-cell>
          <table:table-cell office:value-type="float" office:value="9486">
            <text:p>9486</text:p>
          </table:table-cell>
          <table:table-cell office:value-type="float" office:value="15912">
            <text:p>15912</text:p>
          </table:table-cell>
          <table:table-cell office:value-type="float" office:value="-100.5">
            <text:p>-100.5</text:p>
          </table:table-cell>
          <table:table-cell office:value-type="float" office:value="120.125">
            <text:p>120.125</text:p>
          </table:table-cell>
          <table:table-cell office:value-type="float" office:value="201.5">
            <text:p>201.5</text:p>
          </table:table-cell>
          <table:table-cell office:value-type="float" office:value="-0.0143060498220641">
            <text:p>-0.0143060498</text:p>
          </table:table-cell>
          <table:table-cell table:number-columns-repeated="2" office:value-type="float" office:value="0.0126633986928105">
            <text:p>0.0126633987</text:p>
          </table:table-cell>
          <table:table-cell office:value-type="float" office:value="0.950329965223338">
            <text:p>0.9503299652</text:p>
          </table:table-cell>
          <table:table-cell table:number-columns-repeated="2" office:value-type="float" office:value="1.04463620429108">
            <text:p>1.04463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6256">
            <text:p>6256</text:p>
          </table:table-cell>
          <table:table-cell office:value-type="float" office:value="9408">
            <text:p>9408</text:p>
          </table:table-cell>
          <table:table-cell office:value-type="float" office:value="16328">
            <text:p>16328</text:p>
          </table:table-cell>
          <table:table-cell office:value-type="float" office:value="-28.75">
            <text:p>-28.75</text:p>
          </table:table-cell>
          <table:table-cell office:value-type="float" office:value="0">
            <text:p>0</text:p>
          </table:table-cell>
          <table:table-cell office:value-type="float" office:value="-136.5">
            <text:p>-136.5</text:p>
          </table:table-cell>
          <table:table-cell office:value-type="float" office:value="-0.00459558823529412">
            <text:p>-0.0045955882</text:p>
          </table:table-cell>
          <table:table-cell office:value-type="float" office:value="0">
            <text:p>0</text:p>
          </table:table-cell>
          <table:table-cell office:value-type="float" office:value="-0.00835987261146497">
            <text:p>-0.0083598726</text:p>
          </table:table-cell>
          <table:table-cell office:value-type="float" office:value="0.983956835261678">
            <text:p>0.9839568353</text:p>
          </table:table-cell>
          <table:table-cell office:value-type="float" office:value="1">
            <text:p>1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888">
            <text:p>5888</text:p>
          </table:table-cell>
          <table:table-cell office:value-type="float" office:value="9225">
            <text:p>9225</text:p>
          </table:table-cell>
          <table:table-cell office:value-type="float" office:value="16016">
            <text:p>16016</text:p>
          </table:table-cell>
          <table:table-cell office:value-type="float" office:value="37.375">
            <text:p>37.375</text:p>
          </table:table-cell>
          <table:table-cell office:value-type="float" office:value="-33.75">
            <text:p>-33.75</text:p>
          </table:table-cell>
          <table:table-cell office:value-type="float" office:value="-91">
            <text:p>-91</text:p>
          </table:table-cell>
          <table:table-cell office:value-type="float" office:value="0.00634765625">
            <text:p>0.0063476563</text:p>
          </table:table-cell>
          <table:table-cell office:value-type="float" office:value="-0.00365853658536585">
            <text:p>-0.0036585366</text:p>
          </table:table-cell>
          <table:table-cell office:value-type="float" office:value="-0.00568181818181818">
            <text:p>-0.0056818182</text:p>
          </table:table-cell>
          <table:table-cell office:value-type="float" office:value="1.02229577064514">
            <text:p>1.0222957706</text:p>
          </table:table-cell>
          <table:table-cell office:value-type="float" office:value="0.987221356335515">
            <text:p>0.9872213563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6624">
            <text:p>6624</text:p>
          </table:table-cell>
          <table:table-cell office:value-type="float" office:value="9424">
            <text:p>9424</text:p>
          </table:table-cell>
          <table:table-cell office:value-type="float" office:value="15964">
            <text:p>15964</text:p>
          </table:table-cell>
          <table:table-cell office:value-type="float" office:value="31.625">
            <text:p>31.625</text:p>
          </table:table-cell>
          <table:table-cell office:value-type="float" office:value="-2">
            <text:p>-2</text:p>
          </table:table-cell>
          <table:table-cell office:value-type="float" office:value="182">
            <text:p>182</text:p>
          </table:table-cell>
          <table:table-cell office:value-type="float" office:value="0.00477430555555556">
            <text:p>0.0047743056</text:p>
          </table:table-cell>
          <table:table-cell office:value-type="float" office:value="-0.000212224108658744">
            <text:p>-0.0002122241</text:p>
          </table:table-cell>
          <table:table-cell office:value-type="float" office:value="0.011400651465798">
            <text:p>0.0114006515</text:p>
          </table:table-cell>
          <table:table-cell office:value-type="float" office:value="1.01675474567178">
            <text:p>1.0167547457</text:p>
          </table:table-cell>
          <table:table-cell office:value-type="float" office:value="0.999257303896276">
            <text:p>0.9992573039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4">
            <text:p>294</text:p>
          </table:table-cell>
          <table:table-cell office:value-type="float" office:value="7176">
            <text:p>7176</text:p>
          </table:table-cell>
          <table:table-cell office:value-type="float" office:value="9672">
            <text:p>9672</text:p>
          </table:table-cell>
          <table:table-cell office:value-type="float" office:value="16224">
            <text:p>16224</text:p>
          </table:table-cell>
          <table:table-cell office:value-type="float" office:value="-23">
            <text:p>-23</text:p>
          </table:table-cell>
          <table:table-cell office:value-type="float" office:value="-31">
            <text:p>-31</text:p>
          </table:table-cell>
          <table:table-cell office:value-type="float" office:value="-52">
            <text:p>-52</text:p>
          </table:table-cell>
          <table:table-cell table:number-columns-repeated="3" office:value-type="float" office:value="-0.00320512820512821">
            <text:p>-0.0032051282</text:p>
          </table:table-cell>
          <table:table-cell table:number-columns-repeated="3" office:value-type="float" office:value="0.988802186061801">
            <text:p>0.98880218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6800">
            <text:p>6800</text:p>
          </table:table-cell>
          <table:table-cell office:value-type="float" office:value="9424">
            <text:p>9424</text:p>
          </table:table-cell>
          <table:table-cell office:value-type="float" office:value="15808">
            <text:p>15808</text:p>
          </table:table-cell>
          <table:table-cell office:value-type="float" office:value="-31.25">
            <text:p>-31.25</text:p>
          </table:table-cell>
          <table:table-cell office:value-type="float" office:value="203.25">
            <text:p>203.25</text:p>
          </table:table-cell>
          <table:table-cell office:value-type="float" office:value="340.875">
            <text:p>340.875</text:p>
          </table:table-cell>
          <table:table-cell office:value-type="float" office:value="-0.00459558823529412">
            <text:p>-0.0045955882</text:p>
          </table:table-cell>
          <table:table-cell office:value-type="float" office:value="0.0215672750424448">
            <text:p>0.021567275</text:p>
          </table:table-cell>
          <table:table-cell office:value-type="float" office:value="0.0215634488866397">
            <text:p>0.0215634489</text:p>
          </table:table-cell>
          <table:table-cell office:value-type="float" office:value="0.983956835261678">
            <text:p>0.9839568353</text:p>
          </table:table-cell>
          <table:table-cell office:value-type="float" office:value="1.07639715145996">
            <text:p>1.0763971515</text:p>
          </table:table-cell>
          <table:table-cell office:value-type="float" office:value="1.0763834364659">
            <text:p>1.0763834365</text:p>
          </table:table-cell>
          <table:table-cell office:value-type="float" office:value="0">
            <text:p>0</text:p>
          </table:table-cell>
          <table:table-cell office:value-type="float" office:value="32.4841800828799">
            <text:p>32.4841800829</text:p>
          </table:table-cell>
          <table:table-cell office:value-type="float" office:value="32.4898829215625">
            <text:p>32.48988292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6400">
            <text:p>6400</text:p>
          </table:table-cell>
          <table:table-cell office:value-type="float" office:value="9724">
            <text:p>9724</text:p>
          </table:table-cell>
          <table:table-cell office:value-type="float" office:value="16692">
            <text:p>16692</text:p>
          </table:table-cell>
          <table:table-cell office:value-type="float" office:value="40.625">
            <text:p>40.625</text:p>
          </table:table-cell>
          <table:table-cell office:value-type="float" office:value="65">
            <text:p>65</text:p>
          </table:table-cell>
          <table:table-cell office:value-type="float" office:value="907.125">
            <text:p>907.125</text:p>
          </table:table-cell>
          <table:table-cell office:value-type="float" office:value="0.00634765625">
            <text:p>0.0063476563</text:p>
          </table:table-cell>
          <table:table-cell office:value-type="float" office:value="0.00668449197860963">
            <text:p>0.006684492</text:p>
          </table:table-cell>
          <table:table-cell office:value-type="float" office:value="0.0543448957584472">
            <text:p>0.0543448958</text:p>
          </table:table-cell>
          <table:table-cell office:value-type="float" office:value="1.02229577064514">
            <text:p>1.0222957706</text:p>
          </table:table-cell>
          <table:table-cell office:value-type="float" office:value="1.02348329949384">
            <text:p>1.0234832995</text:p>
          </table:table-cell>
          <table:table-cell office:value-type="float" office:value="1.19599573583676">
            <text:p>1.1959957358</text:p>
          </table:table-cell>
          <table:table-cell table:number-columns-repeated="2" office:value-type="float" office:value="0">
            <text:p>0</text:p>
          </table:table-cell>
          <table:table-cell office:value-type="float" office:value="13.0981128008712">
            <text:p>13.098112800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7200">
            <text:p>7200</text:p>
          </table:table-cell>
          <table:table-cell office:value-type="float" office:value="9824">
            <text:p>9824</text:p>
          </table:table-cell>
          <table:table-cell office:value-type="float" office:value="16536">
            <text:p>16536</text:p>
          </table:table-cell>
          <table:table-cell office:value-type="float" office:value="34.5">
            <text:p>34.5</text:p>
          </table:table-cell>
          <table:table-cell office:value-type="float" office:value="74">
            <text:p>74</text:p>
          </table:table-cell>
          <table:table-cell office:value-type="float" office:value="224">
            <text:p>224</text:p>
          </table:table-cell>
          <table:table-cell office:value-type="float" office:value="0.00479166666666667">
            <text:p>0.0047916667</text:p>
          </table:table-cell>
          <table:table-cell office:value-type="float" office:value="0.00753257328990228">
            <text:p>0.0075325733</text:p>
          </table:table-cell>
          <table:table-cell office:value-type="float" office:value="0.0135462022254475">
            <text:p>0.0135462022</text:p>
          </table:table-cell>
          <table:table-cell office:value-type="float" office:value="1.01681583506944">
            <text:p>1.0168158351</text:p>
          </table:table-cell>
          <table:table-cell office:value-type="float" office:value="1.02647521624898">
            <text:p>1.0264752162</text:p>
          </table:table-cell>
          <table:table-cell office:value-type="float" office:value="1.04777136699474">
            <text:p>1.0477713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6854">
            <text:p>6854</text:p>
          </table:table-cell>
          <table:table-cell office:value-type="float" office:value="9390">
            <text:p>9390</text:p>
          </table:table-cell>
          <table:table-cell office:value-type="float" office:value="16224">
            <text:p>16224</text:p>
          </table:table-cell>
          <table:table-cell office:value-type="float" office:value="-16">
            <text:p>-16</text:p>
          </table:table-cell>
          <table:table-cell office:value-type="float" office:value="9.375">
            <text:p>9.375</text:p>
          </table:table-cell>
          <table:table-cell office:value-type="float" office:value="-52">
            <text:p>-52</text:p>
          </table:table-cell>
          <table:table-cell office:value-type="float" office:value="-0.00233440326816458">
            <text:p>-0.0023344033</text:p>
          </table:table-cell>
          <table:table-cell office:value-type="float" office:value="0.000998402555910543">
            <text:p>0.0009984026</text:p>
          </table:table-cell>
          <table:table-cell office:value-type="float" office:value="-0.00320512820512821">
            <text:p>-0.0032051282</text:p>
          </table:table-cell>
          <table:table-cell office:value-type="float" office:value="0.991840269461116">
            <text:p>0.9918402695</text:p>
          </table:table-cell>
          <table:table-cell office:value-type="float" office:value="1.00349636268871">
            <text:p>1.0034963627</text:p>
          </table:table-cell>
          <table:table-cell office:value-type="float" office:value="0.988802186061801">
            <text:p>0.98880218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6656">
            <text:p>6656</text:p>
          </table:table-cell>
          <table:table-cell office:value-type="float" office:value="9489">
            <text:p>9489</text:p>
          </table:table-cell>
          <table:table-cell office:value-type="float" office:value="16871">
            <text:p>16871</text:p>
          </table:table-cell>
          <table:table-cell office:value-type="float" office:value="42.25">
            <text:p>42.25</text:p>
          </table:table-cell>
          <table:table-cell office:value-type="float" office:value="205.5">
            <text:p>205.5</text:p>
          </table:table-cell>
          <table:table-cell office:value-type="float" office:value="368.25">
            <text:p>368.25</text:p>
          </table:table-cell>
          <table:table-cell office:value-type="float" office:value="0.00634765625">
            <text:p>0.0063476563</text:p>
          </table:table-cell>
          <table:table-cell office:value-type="float" office:value="0.0216566550742966">
            <text:p>0.0216566551</text:p>
          </table:table-cell>
          <table:table-cell office:value-type="float" office:value="0.0218273961235256">
            <text:p>0.0218273961</text:p>
          </table:table-cell>
          <table:table-cell office:value-type="float" office:value="1.02229577064514">
            <text:p>1.0222957706</text:p>
          </table:table-cell>
          <table:table-cell office:value-type="float" office:value="1.07671755374969">
            <text:p>1.0767175537</text:p>
          </table:table-cell>
          <table:table-cell office:value-type="float" office:value="1.07732969946654">
            <text:p>1.0773296995</text:p>
          </table:table-cell>
          <table:table-cell office:value-type="float" office:value="0">
            <text:p>0</text:p>
          </table:table-cell>
          <table:table-cell office:value-type="float" office:value="32.3515335644806">
            <text:p>32.3515335645</text:p>
          </table:table-cell>
          <table:table-cell office:value-type="float" office:value="32.1011609407818">
            <text:p>32.101160940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7200">
            <text:p>7200</text:p>
          </table:table-cell>
          <table:table-cell office:value-type="float" office:value="11206">
            <text:p>11206</text:p>
          </table:table-cell>
          <table:table-cell office:value-type="float" office:value="20569">
            <text:p>20569</text:p>
          </table:table-cell>
          <table:table-cell office:value-type="float" office:value="34.5">
            <text:p>34.5</text:p>
          </table:table-cell>
          <table:table-cell office:value-type="float" office:value="312.25">
            <text:p>312.25</text:p>
          </table:table-cell>
          <table:table-cell office:value-type="float" office:value="539.375">
            <text:p>539.375</text:p>
          </table:table-cell>
          <table:table-cell office:value-type="float" office:value="0.00479166666666667">
            <text:p>0.0047916667</text:p>
          </table:table-cell>
          <table:table-cell office:value-type="float" office:value="0.0278645368552561">
            <text:p>0.0278645369</text:p>
          </table:table-cell>
          <table:table-cell office:value-type="float" office:value="0.0262227137926005">
            <text:p>0.0262227138</text:p>
          </table:table-cell>
          <table:table-cell office:value-type="float" office:value="1.01681583506944">
            <text:p>1.0168158351</text:p>
          </table:table-cell>
          <table:table-cell office:value-type="float" office:value="1.09904768652515">
            <text:p>1.0990476865</text:p>
          </table:table-cell>
          <table:table-cell office:value-type="float" office:value="1.09312725448265">
            <text:p>1.0931272545</text:p>
          </table:table-cell>
          <table:table-cell office:value-type="float" office:value="0">
            <text:p>0</text:p>
          </table:table-cell>
          <table:table-cell office:value-type="float" office:value="25.2205899679271">
            <text:p>25.2205899679</text:p>
          </table:table-cell>
          <table:table-cell office:value-type="float" office:value="26.7781618391006">
            <text:p>26.778161839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14">
            <text:p>314</text:p>
          </table:table-cell>
          <table:table-cell office:value-type="float" office:value="7417">
            <text:p>7417</text:p>
          </table:table-cell>
          <table:table-cell office:value-type="float" office:value="9997">
            <text:p>9997</text:p>
          </table:table-cell>
          <table:table-cell office:value-type="float" office:value="16768">
            <text:p>16768</text:p>
          </table:table-cell>
          <table:table-cell office:value-type="float" office:value="184">
            <text:p>184</text:p>
          </table:table-cell>
          <table:table-cell office:value-type="float" office:value="248.125">
            <text:p>248.125</text:p>
          </table:table-cell>
          <table:table-cell office:value-type="float" office:value="416.125">
            <text:p>416.125</text:p>
          </table:table-cell>
          <table:table-cell office:value-type="float" office:value="0.0248078738034246">
            <text:p>0.0248078738</text:p>
          </table:table-cell>
          <table:table-cell office:value-type="float" office:value="0.0248199459837951">
            <text:p>0.024819946</text:p>
          </table:table-cell>
          <table:table-cell office:value-type="float" office:value="0.024816614980916">
            <text:p>0.024816615</text:p>
          </table:table-cell>
          <table:table-cell office:value-type="float" office:value="1.08803380229317">
            <text:p>1.0880338023</text:p>
          </table:table-cell>
          <table:table-cell office:value-type="float" office:value="1.08807722919181">
            <text:p>1.0880772292</text:p>
          </table:table-cell>
          <table:table-cell office:value-type="float" office:value="1.08806524661626">
            <text:p>1.0880652466</text:p>
          </table:table-cell>
          <table:table-cell office:value-type="float" office:value="28.2857702953998">
            <text:p>28.2857702954</text:p>
          </table:table-cell>
          <table:table-cell office:value-type="float" office:value="28.2721795729333">
            <text:p>28.2721795729</text:p>
          </table:table-cell>
          <table:table-cell office:value-type="float" office:value="28.2759282570415">
            <text:p>28.27592825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08">
            <text:p>308</text:p>
          </table:table-cell>
          <table:table-cell office:value-type="float" office:value="7048">
            <text:p>7048</text:p>
          </table:table-cell>
          <table:table-cell office:value-type="float" office:value="9500">
            <text:p>9500</text:p>
          </table:table-cell>
          <table:table-cell office:value-type="float" office:value="15935">
            <text:p>15935</text:p>
          </table:table-cell>
          <table:table-cell office:value-type="float" office:value="215.5">
            <text:p>215.5</text:p>
          </table:table-cell>
          <table:table-cell office:value-type="float" office:value="372.142857142857">
            <text:p>372.1428571429</text:p>
          </table:table-cell>
          <table:table-cell office:value-type="float" office:value="487.125">
            <text:p>487.125</text:p>
          </table:table-cell>
          <table:table-cell office:value-type="float" office:value="0.0305760499432463">
            <text:p>0.0305760499</text:p>
          </table:table-cell>
          <table:table-cell office:value-type="float" office:value="0.0391729323308271">
            <text:p>0.0391729323</text:p>
          </table:table-cell>
          <table:table-cell office:value-type="float" office:value="0.0305695010982115">
            <text:p>0.0305695011</text:p>
          </table:table-cell>
          <table:table-cell office:value-type="float" office:value="1.10884856866842">
            <text:p>1.1088485687</text:p>
          </table:table-cell>
          <table:table-cell office:value-type="float" office:value="1.14011291966759">
            <text:p>1.1401129197</text:p>
          </table:table-cell>
          <table:table-cell office:value-type="float" office:value="1.10882486286263">
            <text:p>1.1088248629</text:p>
          </table:table-cell>
          <table:table-cell office:value-type="float" office:value="23.0144456710155">
            <text:p>23.014445671</text:p>
          </table:table-cell>
          <table:table-cell office:value-type="float" office:value="18.0388982704616">
            <text:p>18.0388982705</text:p>
          </table:table-cell>
          <table:table-cell office:value-type="float" office:value="23.0193025050843">
            <text:p>23.019302505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4">
            <text:p>4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7176">
            <text:p>7176</text:p>
          </table:table-cell>
          <table:table-cell office:value-type="float" office:value="10548">
            <text:p>10548</text:p>
          </table:table-cell>
          <table:table-cell office:value-type="float" office:value="18754">
            <text:p>18754</text:p>
          </table:table-cell>
          <table:table-cell office:value-type="float" office:value="206.25">
            <text:p>206.25</text:p>
          </table:table-cell>
          <table:table-cell office:value-type="float" office:value="280.666666666667">
            <text:p>280.6666666667</text:p>
          </table:table-cell>
          <table:table-cell office:value-type="float" office:value="856.875">
            <text:p>856.875</text:p>
          </table:table-cell>
          <table:table-cell office:value-type="float" office:value="0.0287416387959866">
            <text:p>0.0287416388</text:p>
          </table:table-cell>
          <table:table-cell office:value-type="float" office:value="0.0266085197825812">
            <text:p>0.0266085198</text:p>
          </table:table-cell>
          <table:table-cell office:value-type="float" office:value="0.0456902527460808">
            <text:p>0.0456902527</text:p>
          </table:table-cell>
          <table:table-cell office:value-type="float" office:value="1.10221485611528">
            <text:p>1.1022148561</text:p>
          </table:table-cell>
          <table:table-cell office:value-type="float" office:value="1.09451752535607">
            <text:p>1.0945175254</text:p>
          </table:table-cell>
          <table:table-cell office:value-type="float" office:value="1.16400757903544">
            <text:p>1.164007579</text:p>
          </table:table-cell>
          <table:table-cell office:value-type="float" office:value="24.4614176537699">
            <text:p>24.4614176538</text:p>
          </table:table-cell>
          <table:table-cell office:value-type="float" office:value="26.3948778502615">
            <text:p>26.3948778503</text:p>
          </table:table-cell>
          <table:table-cell office:value-type="float" office:value="15.51456308481">
            <text:p>15.514563084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7656">
            <text:p>7656</text:p>
          </table:table-cell>
          <table:table-cell office:value-type="float" office:value="11444">
            <text:p>11444</text:p>
          </table:table-cell>
          <table:table-cell office:value-type="float" office:value="21007">
            <text:p>21007</text:p>
          </table:table-cell>
          <table:table-cell office:value-type="float" office:value="580.625">
            <text:p>580.625</text:p>
          </table:table-cell>
          <table:table-cell office:value-type="float" office:value="-76.8">
            <text:p>-76.8</text:p>
          </table:table-cell>
          <table:table-cell office:value-type="float" office:value="1153.75">
            <text:p>1153.75</text:p>
          </table:table-cell>
          <table:table-cell office:value-type="float" office:value="0.07583921107628">
            <text:p>0.0758392111</text:p>
          </table:table-cell>
          <table:table-cell office:value-type="float" office:value="-0.00671094023068857">
            <text:p>-0.0067109402</text:p>
          </table:table-cell>
          <table:table-cell office:value-type="float" office:value="0.0549221688008759">
            <text:p>0.0549221688</text:p>
          </table:table-cell>
          <table:table-cell office:value-type="float" office:value="1.27671034720286">
            <text:p>1.2767103472</text:p>
          </table:table-cell>
          <table:table-cell office:value-type="float" office:value="0.976599981161399">
            <text:p>0.9765999812</text:p>
          </table:table-cell>
          <table:table-cell office:value-type="float" office:value="1.19813982226962">
            <text:p>1.1981398223</text:p>
          </table:table-cell>
          <table:table-cell office:value-type="float" office:value="9.48204546112064">
            <text:p>9.4820454611</text:p>
          </table:table-cell>
          <table:table-cell office:value-type="float" office:value="0">
            <text:p>0</text:p>
          </table:table-cell>
          <table:table-cell office:value-type="float" office:value="12.9640208533139">
            <text:p>12.964020853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7428">
            <text:p>7428</text:p>
          </table:table-cell>
          <table:table-cell office:value-type="float" office:value="10822">
            <text:p>10822</text:p>
          </table:table-cell>
          <table:table-cell office:value-type="float" office:value="19865">
            <text:p>19865</text:p>
          </table:table-cell>
          <table:table-cell office:value-type="float" office:value="619">
            <text:p>619</text:p>
          </table:table-cell>
          <table:table-cell office:value-type="float" office:value="421.75">
            <text:p>421.75</text:p>
          </table:table-cell>
          <table:table-cell office:value-type="float" office:value="1861.57142857143">
            <text:p>1861.5714285714</text:p>
          </table:table-cell>
          <table:table-cell office:value-type="float" office:value="0.0833333333333333">
            <text:p>0.0833333333</text:p>
          </table:table-cell>
          <table:table-cell office:value-type="float" office:value="0.0389715394566624">
            <text:p>0.0389715395</text:p>
          </table:table-cell>
          <table:table-cell office:value-type="float" office:value="0.0937111214986876">
            <text:p>0.0937111215</text:p>
          </table:table-cell>
          <table:table-cell office:value-type="float" office:value="1.30527777777778">
            <text:p>1.3052777778</text:p>
          </table:table-cell>
          <table:table-cell office:value-type="float" office:value="1.13937719863806">
            <text:p>1.1393771986</text:p>
          </table:table-cell>
          <table:table-cell office:value-type="float" office:value="1.34520120285879">
            <text:p>1.3452012029</text:p>
          </table:table-cell>
          <table:table-cell office:value-type="float" office:value="8.65971680252282">
            <text:p>8.6597168025</text:p>
          </table:table-cell>
          <table:table-cell office:value-type="float" office:value="18.1303494018698">
            <text:p>18.1303494019</text:p>
          </table:table-cell>
          <table:table-cell office:value-type="float" office:value="7.73803747526515">
            <text:p>7.738037475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7420">
            <text:p>7420</text:p>
          </table:table-cell>
          <table:table-cell office:value-type="float" office:value="10908">
            <text:p>10908</text:p>
          </table:table-cell>
          <table:table-cell office:value-type="float" office:value="20259">
            <text:p>20259</text:p>
          </table:table-cell>
          <table:table-cell office:value-type="float" office:value="662.166666666667">
            <text:p>662.1666666667</text:p>
          </table:table-cell>
          <table:table-cell office:value-type="float" office:value="876.4">
            <text:p>876.4</text:p>
          </table:table-cell>
          <table:table-cell office:value-type="float" office:value="0">
            <text:p>0</text:p>
          </table:table-cell>
          <table:table-cell office:value-type="float" office:value="0.089240790655885">
            <text:p>0.0892407907</text:p>
          </table:table-cell>
          <table:table-cell office:value-type="float" office:value="0.0803447011367803">
            <text:p>0.0803447011</text:p>
          </table:table-cell>
          <table:table-cell office:value-type="float" office:value="0">
            <text:p>0</text:p>
          </table:table-cell>
          <table:table-cell office:value-type="float" office:value="1.3279520479807">
            <text:p>1.327952048</text:p>
          </table:table-cell>
          <table:table-cell office:value-type="float" office:value="1.29385878514022">
            <text:p>1.2938587851</text:p>
          </table:table-cell>
          <table:table-cell office:value-type="float" office:value="1.07">
            <text:p>1.07</text:p>
          </table:table-cell>
          <table:table-cell office:value-type="float" office:value="8.10879304478715">
            <text:p>8.1087930448</text:p>
          </table:table-cell>
          <table:table-cell office:value-type="float" office:value="8.96927748476097">
            <text:p>8.9692774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288">
            <text:p>288</text:p>
          </table:table-cell>
          <table:table-cell office:value-type="float" office:value="7602">
            <text:p>7602</text:p>
          </table:table-cell>
          <table:table-cell office:value-type="float" office:value="12776">
            <text:p>12776</text:p>
          </table:table-cell>
          <table:table-cell office:value-type="float" office:value="23726">
            <text:p>23726</text:p>
          </table:table-cell>
          <table:table-cell office:value-type="float" office:value="0">
            <text:p>0</text:p>
          </table:table-cell>
          <table:table-cell office:value-type="float" office:value="669.5">
            <text:p>669.5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0.0524029430181591">
            <text:p>0.052402943</text:p>
          </table:table-cell>
          <table:table-cell office:value-type="float" office:value="0.0931046109753014">
            <text:p>0.093104611</text:p>
          </table:table-cell>
          <table:table-cell office:value-type="float" office:value="1">
            <text:p>1</text:p>
          </table:table-cell>
          <table:table-cell office:value-type="float" office:value="1.18879259470001">
            <text:p>1.1887925947</text:p>
          </table:table-cell>
          <table:table-cell office:value-type="float" office:value="1.34285633683988">
            <text:p>1.3428563368</text:p>
          </table:table-cell>
          <table:table-cell office:value-type="float" office:value="0">
            <text:p>0</text:p>
          </table:table-cell>
          <table:table-cell office:value-type="float" office:value="13.5708801764083">
            <text:p>13.5708801764</text:p>
          </table:table-cell>
          <table:table-cell office:value-type="float" office:value="7.78625335066352">
            <text:p>7.786253350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26">
            <text:p>626</text:p>
          </table:table-cell>
          <table:table-cell table:number-columns-repeated="2" office:value-type="float" office:value="312">
            <text:p>312</text:p>
          </table:table-cell>
          <table:table-cell office:value-type="float" office:value="7604">
            <text:p>7604</text:p>
          </table:table-cell>
          <table:table-cell office:value-type="float" office:value="14327">
            <text:p>14327</text:p>
          </table:table-cell>
          <table:table-cell office:value-type="float" office:value="29799">
            <text:p>29799</text:p>
          </table:table-cell>
          <table:table-cell office:value-type="float" office:value="0">
            <text:p>0</text:p>
          </table:table-cell>
          <table:table-cell office:value-type="float" office:value="1056.75">
            <text:p>1056.75</text:p>
          </table:table-cell>
          <table:table-cell office:value-type="float" office:value="2198">
            <text:p>2198</text:p>
          </table:table-cell>
          <table:table-cell office:value-type="float" office:value="0">
            <text:p>0</text:p>
          </table:table-cell>
          <table:table-cell office:value-type="float" office:value="0.0737593355203462">
            <text:p>0.0737593355</text:p>
          </table:table-cell>
          <table:table-cell office:value-type="float" office:value="0.0737608644585389">
            <text:p>0.0737608645</text:p>
          </table:table-cell>
          <table:table-cell office:value-type="float" office:value="1">
            <text:p>1</text:p>
          </table:table-cell>
          <table:table-cell office:value-type="float" office:value="1.26882093589096">
            <text:p>1.2688209359</text:p>
          </table:table-cell>
          <table:table-cell office:value-type="float" office:value="1.2688267292512">
            <text:p>1.2688267293</text:p>
          </table:table-cell>
          <table:table-cell office:value-type="float" office:value="0">
            <text:p>0</text:p>
          </table:table-cell>
          <table:table-cell office:value-type="float" office:value="9.73987951618758">
            <text:p>9.7398795162</text:p>
          </table:table-cell>
          <table:table-cell office:value-type="float" office:value="9.7396846413859">
            <text:p>9.739684641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7605">
            <text:p>7605</text:p>
          </table:table-cell>
          <table:table-cell office:value-type="float" office:value="15522">
            <text:p>15522</text:p>
          </table:table-cell>
          <table:table-cell office:value-type="float" office:value="32780">
            <text:p>3278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5">
            <text:p>5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7606">
            <text:p>7606</text:p>
          </table:table-cell>
          <table:table-cell office:value-type="float" office:value="16418">
            <text:p>16418</text:p>
          </table:table-cell>
          <table:table-cell office:value-type="float" office:value="36059">
            <text:p>3605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88.5">
            <text:p>88.5</text:p>
          </table:table-cell>
          <table:table-cell office:value-type="float" office:value="3763.75">
            <text:p>3763.75</text:p>
          </table:table-cell>
          <table:table-cell office:value-type="float" office:value="13247">
            <text:p>13247</text:p>
          </table:table-cell>
          <table:table-cell office:value-type="float" office:value="11.4125">
            <text:p>11.4125</text:p>
          </table:table-cell>
          <table:table-cell table:number-columns-repeated="3" office:value-type="float" office:value="5">
            <text:p>5</text:p>
          </table:table-cell>
          <table:table-cell office:value-type="float" office:value="638">
            <text:p>638</text:p>
          </table:table-cell>
          <table:table-cell table:number-columns-repeated="2" office:value-type="float" office:value="318">
            <text:p>318</text:p>
          </table:table-cell>
          <table:table-cell office:value-type="float" office:value="7607">
            <text:p>7607</text:p>
          </table:table-cell>
          <table:table-cell office:value-type="float" office:value="17380">
            <text:p>17380</text:p>
          </table:table-cell>
          <table:table-cell office:value-type="float" office:value="39666">
            <text:p>3966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3333333333333">
            <text:p>96.3333333333</text:p>
          </table:table-cell>
          <table:table-cell office:value-type="float" office:value="3779.33333333333">
            <text:p>3779.3333333333</text:p>
          </table:table-cell>
          <table:table-cell office:value-type="float" office:value="14422.6666666667">
            <text:p>14422.6666666667</text:p>
          </table:table-cell>
          <table:table-cell office:value-type="float" office:value="11.24">
            <text:p>11.2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9">
            <text:p>619</text:p>
          </table:table-cell>
          <table:table-cell office:value-type="float" office:value="298">
            <text:p>298</text:p>
          </table:table-cell>
          <table:table-cell office:value-type="float" office:value="7608">
            <text:p>7608</text:p>
          </table:table-cell>
          <table:table-cell office:value-type="float" office:value="18454">
            <text:p>18454</text:p>
          </table:table-cell>
          <table:table-cell office:value-type="float" office:value="43634">
            <text:p>4363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3" table:default-cell-style-name="Default"/>
        <table:table-column table:style-name="co18" table:number-columns-repeated="2" table:default-cell-style-name="Default"/>
        <table:table-column table:style-name="co13" table:number-columns-repeated="4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.6">
            <text:p>15.6</text:p>
          </table:table-cell>
          <table:table-cell office:value-type="float" office:value="16.2">
            <text:p>16.2</text:p>
          </table:table-cell>
          <table:table-cell office:value-type="float" office:value="29.3">
            <text:p>29.3</text:p>
          </table:table-cell>
          <table:table-cell office:value-type="float" office:value="15247">
            <text:p>15247</text:p>
          </table:table-cell>
          <table:table-cell office:value-type="float" office:value="15789">
            <text:p>15789</text:p>
          </table:table-cell>
          <table:table-cell office:value-type="float" office:value="17280">
            <text:p>172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6:17.10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1047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3cm" svg:width="31.066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588">
                <text:p>11588</text:p>
              </table:table-cell>
              <table:table-cell office:value-type="float" office:value="19478">
                <text:p>19478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8502">
                <text:p>18502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232">
                <text:p>11232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008">
                <text:p>1200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602">
                <text:p>11602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330">
                <text:p>11330</text:p>
              </table:table-cell>
              <table:table-cell office:value-type="float" office:value="16224">
                <text:p>16224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090">
                <text:p>12090</text:p>
              </table:table-cell>
              <table:table-cell office:value-type="float" office:value="15499">
                <text:p>15499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370">
                <text:p>11370</text:p>
              </table:table-cell>
              <table:table-cell office:value-type="float" office:value="14722">
                <text:p>14722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871">
                <text:p>10871</text:p>
              </table:table-cell>
              <table:table-cell office:value-type="float" office:value="14318">
                <text:p>14318</text:p>
              </table:table-cell>
              <table:table-cell office:value-type="float" office:value="21734">
                <text:p>2173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160">
                <text:p>11160</text:p>
              </table:table-cell>
              <table:table-cell office:value-type="float" office:value="14362">
                <text:p>14362</text:p>
              </table:table-cell>
              <table:table-cell office:value-type="float" office:value="21904">
                <text:p>2190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475">
                <text:p>11475</text:p>
              </table:table-cell>
              <table:table-cell office:value-type="float" office:value="15254">
                <text:p>15254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318">
                <text:p>11318</text:p>
              </table:table-cell>
              <table:table-cell office:value-type="float" office:value="15021">
                <text:p>15021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80">
                <text:p>11280</text:p>
              </table:table-cell>
              <table:table-cell office:value-type="float" office:value="15772">
                <text:p>15772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190">
                <text:p>11190</text:p>
              </table:table-cell>
              <table:table-cell office:value-type="float" office:value="15552">
                <text:p>15552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305">
                <text:p>11305</text:p>
              </table:table-cell>
              <table:table-cell office:value-type="float" office:value="14658">
                <text:p>14658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15">
                <text:p>11415</text:p>
              </table:table-cell>
              <table:table-cell office:value-type="float" office:value="14708">
                <text:p>14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48">
                <text:p>11048</text:p>
              </table:table-cell>
              <table:table-cell office:value-type="float" office:value="14382">
                <text:p>14382</text:p>
              </table:table-cell>
              <table:table-cell office:value-type="float" office:value="21188">
                <text:p>2118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136">
                <text:p>11136</text:p>
              </table:table-cell>
              <table:table-cell office:value-type="float" office:value="14310">
                <text:p>14310</text:p>
              </table:table-cell>
              <table:table-cell office:value-type="float" office:value="21009">
                <text:p>2100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618">
                <text:p>10618</text:p>
              </table:table-cell>
              <table:table-cell office:value-type="float" office:value="14610">
                <text:p>14610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470">
                <text:p>10470</text:p>
              </table:table-cell>
              <table:table-cell office:value-type="float" office:value="14732">
                <text:p>14732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55">
                <text:p>10555</text:p>
              </table:table-cell>
              <table:table-cell office:value-type="float" office:value="14062">
                <text:p>14062</text:p>
              </table:table-cell>
              <table:table-cell office:value-type="float" office:value="21047">
                <text:p>21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091">
                <text:p>10091</text:p>
              </table:table-cell>
              <table:table-cell office:value-type="float" office:value="14252">
                <text:p>14252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715">
                <text:p>9715</text:p>
              </table:table-cell>
              <table:table-cell office:value-type="float" office:value="13855">
                <text:p>13855</text:p>
              </table:table-cell>
              <table:table-cell office:value-type="float" office:value="19881">
                <text:p>1988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224">
                <text:p>9224</text:p>
              </table:table-cell>
              <table:table-cell office:value-type="float" office:value="13830">
                <text:p>13830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638">
                <text:p>9638</text:p>
              </table:table-cell>
              <table:table-cell office:value-type="float" office:value="13236">
                <text:p>13236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470">
                <text:p>9470</text:p>
              </table:table-cell>
              <table:table-cell office:value-type="float" office:value="13168">
                <text:p>13168</text:p>
              </table:table-cell>
              <table:table-cell office:value-type="float" office:value="18594">
                <text:p>185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384">
                <text:p>9384</text:p>
              </table:table-cell>
              <table:table-cell office:value-type="float" office:value="13761">
                <text:p>13761</text:p>
              </table:table-cell>
              <table:table-cell office:value-type="float" office:value="19124">
                <text:p>1912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55">
                <text:p>9255</text:p>
              </table:table-cell>
              <table:table-cell office:value-type="float" office:value="12649">
                <text:p>12649</text:p>
              </table:table-cell>
              <table:table-cell office:value-type="float" office:value="19703">
                <text:p>197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024">
                <text:p>9024</text:p>
              </table:table-cell>
              <table:table-cell office:value-type="float" office:value="12398">
                <text:p>123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2110">
                <text:p>12110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520">
                <text:p>8520</text:p>
              </table:table-cell>
              <table:table-cell office:value-type="float" office:value="12263">
                <text:p>12263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715">
                <text:p>11715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842">
                <text:p>8842</text:p>
              </table:table-cell>
              <table:table-cell office:value-type="float" office:value="11699">
                <text:p>11699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474">
                <text:p>8474</text:p>
              </table:table-cell>
              <table:table-cell office:value-type="float" office:value="12274">
                <text:p>12274</text:p>
              </table:table-cell>
              <table:table-cell office:value-type="float" office:value="17441">
                <text:p>1744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958">
                <text:p>1195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061">
                <text:p>11061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92">
                <text:p>10992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45">
                <text:p>8145</text:p>
              </table:table-cell>
              <table:table-cell office:value-type="float" office:value="10899">
                <text:p>10899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120">
                <text:p>8120</text:p>
              </table:table-cell>
              <table:table-cell office:value-type="float" office:value="10748">
                <text:p>1074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832">
                <text:p>10832</text:p>
              </table:table-cell>
              <table:table-cell office:value-type="float" office:value="16271">
                <text:p>1627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889">
                <text:p>10889</text:p>
              </table:table-cell>
              <table:table-cell office:value-type="float" office:value="18023">
                <text:p>180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8">
                <text:p>7848</text:p>
              </table:table-cell>
              <table:table-cell office:value-type="float" office:value="11968">
                <text:p>11968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8064">
                <text:p>8064</text:p>
              </table:table-cell>
              <table:table-cell office:value-type="float" office:value="11210">
                <text:p>11210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58">
                <text:p>7958</text:p>
              </table:table-cell>
              <table:table-cell office:value-type="float" office:value="11439">
                <text:p>11439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82">
                <text:p>7682</text:p>
              </table:table-cell>
              <table:table-cell office:value-type="float" office:value="12310">
                <text:p>12310</text:p>
              </table:table-cell>
              <table:table-cell office:value-type="float" office:value="17527">
                <text:p>1752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95">
                <text:p>11995</text:p>
              </table:table-cell>
              <table:table-cell office:value-type="float" office:value="17321">
                <text:p>1732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499">
                <text:p>11499</text:p>
              </table:table-cell>
              <table:table-cell office:value-type="float" office:value="16316">
                <text:p>1631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04">
                <text:p>8304</text:p>
              </table:table-cell>
              <table:table-cell office:value-type="float" office:value="11175">
                <text:p>11175</text:p>
              </table:table-cell>
              <table:table-cell office:value-type="float" office:value="16428">
                <text:p>1642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7917">
                <text:p>7917</text:p>
              </table:table-cell>
              <table:table-cell office:value-type="float" office:value="11922">
                <text:p>11922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618">
                <text:p>7618</text:p>
              </table:table-cell>
              <table:table-cell office:value-type="float" office:value="11725">
                <text:p>11725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6344">
                <text:p>6344</text:p>
              </table:table-cell>
              <table:table-cell office:value-type="float" office:value="11178">
                <text:p>11178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5850">
                <text:p>5850</text:p>
              </table:table-cell>
              <table:table-cell office:value-type="float" office:value="10816">
                <text:p>10816</text:p>
              </table:table-cell>
              <table:table-cell office:value-type="float" office:value="16090">
                <text:p>1609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6942">
                <text:p>6942</text:p>
              </table:table-cell>
              <table:table-cell office:value-type="float" office:value="10413">
                <text:p>10413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344">
                <text:p>6344</text:p>
              </table:table-cell>
              <table:table-cell office:value-type="float" office:value="10492">
                <text:p>10492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5850">
                <text:p>5850</text:p>
              </table:table-cell>
              <table:table-cell office:value-type="float" office:value="9880">
                <text:p>9880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6942">
                <text:p>6942</text:p>
              </table:table-cell>
              <table:table-cell office:value-type="float" office:value="10144">
                <text:p>10144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222">
                <text:p>7222</text:p>
              </table:table-cell>
              <table:table-cell office:value-type="float" office:value="9734">
                <text:p>9734</text:p>
              </table:table-cell>
              <table:table-cell office:value-type="float" office:value="16328">
                <text:p>1632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6750">
                <text:p>6750</text:p>
              </table:table-cell>
              <table:table-cell office:value-type="float" office:value="9548">
                <text:p>9548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6500">
                <text:p>6500</text:p>
              </table:table-cell>
              <table:table-cell office:value-type="float" office:value="9517">
                <text:p>9517</text:p>
              </table:table-cell>
              <table:table-cell office:value-type="float" office:value="15964">
                <text:p>1596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025">
                <text:p>7025</text:p>
              </table:table-cell>
              <table:table-cell office:value-type="float" office:value="9486">
                <text:p>9486</text:p>
              </table:table-cell>
              <table:table-cell office:value-type="float" office:value="15912">
                <text:p>1591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6256">
                <text:p>6256</text:p>
              </table:table-cell>
              <table:table-cell office:value-type="float" office:value="9408">
                <text:p>9408</text:p>
              </table:table-cell>
              <table:table-cell office:value-type="float" office:value="16328">
                <text:p>1632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888">
                <text:p>5888</text:p>
              </table:table-cell>
              <table:table-cell office:value-type="float" office:value="9225">
                <text:p>9225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624">
                <text:p>6624</text:p>
              </table:table-cell>
              <table:table-cell office:value-type="float" office:value="9424">
                <text:p>9424</text:p>
              </table:table-cell>
              <table:table-cell office:value-type="float" office:value="15964">
                <text:p>1596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176">
                <text:p>7176</text:p>
              </table:table-cell>
              <table:table-cell office:value-type="float" office:value="9672">
                <text:p>967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6800">
                <text:p>6800</text:p>
              </table:table-cell>
              <table:table-cell office:value-type="float" office:value="9424">
                <text:p>9424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6400">
                <text:p>6400</text:p>
              </table:table-cell>
              <table:table-cell office:value-type="float" office:value="9724">
                <text:p>9724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7200">
                <text:p>7200</text:p>
              </table:table-cell>
              <table:table-cell office:value-type="float" office:value="9824">
                <text:p>9824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854">
                <text:p>6854</text:p>
              </table:table-cell>
              <table:table-cell office:value-type="float" office:value="9390">
                <text:p>9390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656">
                <text:p>6656</text:p>
              </table:table-cell>
              <table:table-cell office:value-type="float" office:value="9489">
                <text:p>9489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7200">
                <text:p>7200</text:p>
              </table:table-cell>
              <table:table-cell office:value-type="float" office:value="11206">
                <text:p>11206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417">
                <text:p>7417</text:p>
              </table:table-cell>
              <table:table-cell office:value-type="float" office:value="9997">
                <text:p>9997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048">
                <text:p>7048</text:p>
              </table:table-cell>
              <table:table-cell office:value-type="float" office:value="9500">
                <text:p>9500</text:p>
              </table:table-cell>
              <table:table-cell office:value-type="float" office:value="15935">
                <text:p>1593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7176">
                <text:p>7176</text:p>
              </table:table-cell>
              <table:table-cell office:value-type="float" office:value="10548">
                <text:p>10548</text:p>
              </table:table-cell>
              <table:table-cell office:value-type="float" office:value="18754">
                <text:p>1875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656">
                <text:p>7656</text:p>
              </table:table-cell>
              <table:table-cell office:value-type="float" office:value="11444">
                <text:p>11444</text:p>
              </table:table-cell>
              <table:table-cell office:value-type="float" office:value="21007">
                <text:p>2100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7428">
                <text:p>7428</text:p>
              </table:table-cell>
              <table:table-cell office:value-type="float" office:value="10822">
                <text:p>10822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7420">
                <text:p>7420</text:p>
              </table:table-cell>
              <table:table-cell office:value-type="float" office:value="10908">
                <text:p>10908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602">
                <text:p>7602</text:p>
              </table:table-cell>
              <table:table-cell office:value-type="float" office:value="12776">
                <text:p>12776</text:p>
              </table:table-cell>
              <table:table-cell office:value-type="float" office:value="23726">
                <text:p>2372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604">
                <text:p>7604</text:p>
              </table:table-cell>
              <table:table-cell office:value-type="float" office:value="14327">
                <text:p>14327</text:p>
              </table:table-cell>
              <table:table-cell office:value-type="float" office:value="29799">
                <text:p>2979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7605">
                <text:p>7605</text:p>
              </table:table-cell>
              <table:table-cell office:value-type="float" office:value="15522">
                <text:p>15522</text:p>
              </table:table-cell>
              <table:table-cell office:value-type="float" office:value="32780">
                <text:p>3278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7606">
                <text:p>7606</text:p>
              </table:table-cell>
              <table:table-cell office:value-type="float" office:value="16418">
                <text:p>16418</text:p>
              </table:table-cell>
              <table:table-cell office:value-type="float" office:value="36059">
                <text:p>3605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7607">
                <text:p>7607</text:p>
              </table:table-cell>
              <table:table-cell office:value-type="float" office:value="17380">
                <text:p>17380</text:p>
              </table:table-cell>
              <table:table-cell office:value-type="float" office:value="39666">
                <text:p>3966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7608">
                <text:p>7608</text:p>
              </table:table-cell>
              <table:table-cell office:value-type="float" office:value="18454">
                <text:p>18454</text:p>
              </table:table-cell>
              <table:table-cell office:value-type="float" office:value="43634">
                <text:p>4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63.75">
                <text:p>3763.7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79.33333333333">
                <text:p>377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4cm" svg:y="1.404cm" svg:width="30.90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4125">
                <text:p>11.412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2cm" svg:y="1.352cm" svg:width="31.3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2232232976659">
                <text:p>0.84223223297665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79034797197643">
                <text:p>0.7903479719764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0373625013527">
                <text:p>0.86037362501352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3958254491449">
                <text:p>0.82395825449144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4112846943647">
                <text:p>0.90411284694364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6119276504674">
                <text:p>0.99611927650467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7323383871287">
                <text:p>0.98732338387128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0261622804132">
                <text:p>1.0026162280413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00275124495181">
                <text:p>1.0027512449518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73006130404913">
                <text:p>0.9730061304049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7748109680835">
                <text:p>0.9774810968083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6070478487098">
                <text:p>0.99607047848709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5177135929723">
                <text:p>0.99517713592972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9606184797018">
                <text:p>0.99960618479701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38095749903759">
                <text:p>0.93809574990375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8331530225822">
                <text:p>0.97833153022582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255746990453">
                <text:p>0.9825574699045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6575959010842">
                <text:p>0.93657595901084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4568335530548">
                <text:p>0.96456833553054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0862407193564">
                <text:p>1.0086240719356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220941567042">
                <text:p>0.9522094156704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154697276141">
                <text:p>0.91415469727614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154765840162">
                <text:p>1.001547658401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13571262137363">
                <text:p>0.91357126213736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2780341597926">
                <text:p>0.9327803415979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3210090120676">
                <text:p>0.95321009012067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65726697051037">
                <text:p>0.96572669705103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4268767864258">
                <text:p>0.95426876786425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96543025626945">
                <text:p>0.89654302562694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5224578168332">
                <text:p>0.96522457816833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6502933887952">
                <text:p>0.96650293388795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448923756783">
                <text:p>0.9244892375678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2462442741053">
                <text:p>0.95246244274105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0778456014522">
                <text:p>0.98077845601452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0379598134862">
                <text:p>0.94037959813486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0761457176486">
                <text:p>0.95076145717648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0028100171435">
                <text:p>1.0002810017143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39522025865">
                <text:p>1.013952202586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019433126913">
                <text:p>1.0301943312691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05786019073125">
                <text:p>1.0578601907312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5609542688284">
                <text:p>0.96560954268828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6528469193867">
                <text:p>0.9965284691938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026175505368">
                <text:p>1.0402617550536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5401807061568">
                <text:p>1.0540180706156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942275432257">
                <text:p>1.0594227543225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44577908561959">
                <text:p>0.84457790856195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78541744866347">
                <text:p>0.97854174486634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23994168602269">
                <text:p>0.92399416860226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5795300089107">
                <text:p>1.0579530008910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3079640496278">
                <text:p>1.0307964049627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86801059955701">
                <text:p>0.98680105995570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927188391057">
                <text:p>0.9792718839105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66541135711264">
                <text:p>0.86654113571126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0803047091413">
                <text:p>0.9908030470914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882982337487848">
                <text:p>0.88298233748784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0877425301229">
                <text:p>0.97087742530122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80176911157025">
                <text:p>0.98017691115702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015703084383">
                <text:p>1.0401570308438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463620429108">
                <text:p>1.0446362042910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87221356335515">
                <text:p>0.98722135633551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99257303896276">
                <text:p>0.99925730389627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88802186061801">
                <text:p>0.98880218606180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39715145996">
                <text:p>1.0763971514599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348329949384">
                <text:p>1.0234832994938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47521624898">
                <text:p>1.0264752162489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0349636268871">
                <text:p>1.0034963626887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7671755374969">
                <text:p>1.07671755374969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9904768652515">
                <text:p>1.0990476865251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8807722919181">
                <text:p>1.0880772291918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4011291966759">
                <text:p>1.1401129196675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9451752535607">
                <text:p>1.0945175253560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76599981161399">
                <text:p>0.97659998116139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937719863806">
                <text:p>1.1393771986380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29385878514022">
                <text:p>1.2938587851402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8879259470001">
                <text:p>1.1887925947000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26882093589096">
                <text:p>1.2688209358909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247">
                <text:p>1324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22.6666666667">
                <text:p>1442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